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P1" style:family="paragraph" style:parent-style-name="Standard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5a97c" style:font-name-asian="Noto Sans CJK SC Regular" style:font-size-asian="12pt" style:font-name-complex="FreeSans" style:font-size-complex="12pt"/>
    </style:style>
    <style:style style:name="P2" style:family="paragraph" style:parent-style-name="Standard">
      <loext:graphic-properties draw:fill="none"/>
      <style:paragraph-properties fo:margin-left="0cm" fo:margin-right="-1.27cm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5a97c" style:font-size-asian="12pt" style:font-size-complex="12pt"/>
    </style:style>
    <style:style style:name="P3" style:family="paragraph" style:parent-style-name="Standard" style:master-page-name="">
      <loext:graphic-properties draw:fill="none"/>
      <style:paragraph-properties fo:margin-left="0cm" fo:margin-right="-1.27cm" fo:text-align="center" style:justify-single-word="false" fo:text-indent="0cm" style:auto-text-indent="false" style:page-number="auto" fo:background-color="transparent"/>
      <style:text-properties style:font-name="Times New Roman" fo:font-size="12pt" fo:language="uk" fo:country="UA" officeooo:paragraph-rsid="0005a97c" style:font-size-asian="12pt" style:font-size-complex="12pt"/>
    </style:style>
    <style:style style:name="P4" style:family="paragraph" style:parent-style-name="Standard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text-position="0% 100%" style:font-name="Times New Roman" fo:font-size="12pt" fo:language="uk" fo:country="UA" officeooo:rsid="00228538" officeooo:paragraph-rsid="0005a97c" style:font-name-asian="Noto Sans CJK SC Regular" style:font-size-asian="12pt" style:font-name-complex="FreeSans" style:font-size-complex="12pt"/>
    </style:style>
    <style:style style:name="P5" style:family="paragraph" style:parent-style-name="Standard" style:list-style-name="L1" style:master-page-name="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style:page-number="auto" fo:background-color="transparent"/>
      <style:text-properties style:font-name="Times New Roman" fo:font-size="12pt" fo:language="uk" fo:country="UA" officeooo:rsid="001bfcd0" officeooo:paragraph-rsid="00062379" style:font-size-asian="12pt" style:font-size-complex="12pt"/>
    </style:style>
    <style:style style:name="P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5a97c" style:font-name-asian="Noto Sans CJK SC Regular" style:font-size-asian="12pt" style:font-name-complex="FreeSans" style:font-size-complex="12pt"/>
    </style:style>
    <style:style style:name="P7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1a6335" officeooo:paragraph-rsid="00062379" style:font-name-asian="Noto Sans CJK SC Regular" style:font-size-asian="12pt" style:font-name-complex="FreeSans" style:font-size-complex="12pt"/>
    </style:style>
    <style:style style:name="P8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fo:language="uk" fo:country="UA" officeooo:rsid="00242283" officeooo:paragraph-rsid="000a1ee1" style:font-name-asian="Noto Sans CJK SC Regular" style:font-size-asian="12pt" style:font-name-complex="FreeSans" style:font-size-complex="12pt"/>
    </style:style>
    <style:style style:name="P9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rsid="001a6335" officeooo:paragraph-rsid="001665f6" style:font-size-asian="12pt" style:font-size-complex="12pt"/>
    </style:style>
    <style:style style:name="P10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paragraph-rsid="001665f6" style:font-size-asian="12pt" style:font-size-complex="12pt"/>
    </style:style>
    <style:style style:name="P11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paragraph-rsid="00111522" style:font-size-asian="12pt" style:font-size-complex="12pt"/>
    </style:style>
    <style:style style:name="P12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ize="12pt" officeooo:paragraph-rsid="0005a97c" style:font-size-asian="12pt" style:font-size-complex="12pt"/>
    </style:style>
    <style:style style:name="P13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05a97c"/>
    </style:style>
    <style:style style:name="P14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064594"/>
    </style:style>
    <style:style style:name="P15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121412"/>
    </style:style>
    <style:style style:name="P1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08c54f"/>
    </style:style>
    <style:style style:name="P17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081cbf"/>
    </style:style>
    <style:style style:name="P18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paragraph-rsid="001665f6"/>
    </style:style>
    <style:style style:name="P19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rsid="003c7d60" officeooo:paragraph-rsid="00062379"/>
    </style:style>
    <style:style style:name="P20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rsid="002634e1" officeooo:paragraph-rsid="0005a97c"/>
    </style:style>
    <style:style style:name="P21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officeooo:rsid="00282d0e" officeooo:paragraph-rsid="0005a97c"/>
    </style:style>
    <style:style style:name="P22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2ecd8f" officeooo:paragraph-rsid="0005a97c" style:font-style-asian="normal" style:font-style-complex="normal"/>
    </style:style>
    <style:style style:name="P23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2ecd8f" officeooo:paragraph-rsid="000dc40c" style:font-style-asian="normal" style:font-style-complex="normal"/>
    </style:style>
    <style:style style:name="P24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font-name="Times New Roman" fo:font-style="normal" officeooo:rsid="0043a15b" officeooo:paragraph-rsid="0005a97c" style:font-style-asian="normal" style:font-style-complex="normal"/>
    </style:style>
    <style:style style:name="P25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officeooo:paragraph-rsid="00062379"/>
    </style:style>
    <style:style style:name="P26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text-position="0% 100%" style:font-name="Times New Roman" fo:font-size="12pt" fo:language="uk" fo:country="UA" fo:font-style="italic" officeooo:rsid="00331474" officeooo:paragraph-rsid="0005a97c" style:font-name-asian="Noto Sans CJK SC Regular" style:font-size-asian="12pt" style:font-style-asian="italic" style:font-name-complex="FreeSans" style:font-size-complex="12pt" style:font-style-complex="italic"/>
    </style:style>
    <style:style style:name="P27" style:family="paragraph" style:parent-style-name="Standard" style:list-style-name="L1">
      <loext:graphic-properties draw:fill="none"/>
      <style:paragraph-properties fo:margin-left="0cm" fo:margin-right="-1.27cm" fo:margin-top="0.102cm" fo:margin-bottom="0.102cm" style:contextual-spacing="false" fo:text-align="justify" style:justify-single-word="false" fo:text-indent="0cm" style:auto-text-indent="false" fo:background-color="transparent"/>
      <style:text-properties style:text-position="0% 100%" style:font-name="Times New Roman" fo:font-size="12pt" fo:language="uk" fo:country="UA" fo:font-style="normal" officeooo:rsid="00331474" officeooo:paragraph-rsid="0005a97c" style:font-name-asian="Noto Sans CJK SC Regular" style:font-size-asian="12pt" style:font-style-asian="normal" style:font-name-complex="FreeSans" style:font-size-complex="12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Noto Sans CJK SC Regular" style:font-style-asian="italic" style:font-name-complex="FreeSans" style:font-style-complex="italic"/>
    </style:style>
    <style:style style:name="T3" style:family="text">
      <style:text-properties fo:font-style="italic" officeooo:rsid="001a6335" style:font-name-asian="Noto Sans CJK SC Regular" style:font-style-asian="italic" style:font-name-complex="FreeSans" style:font-style-complex="italic"/>
    </style:style>
    <style:style style:name="T4" style:family="text">
      <style:text-properties officeooo:rsid="004502e3"/>
    </style:style>
    <style:style style:name="T5" style:family="text">
      <style:text-properties style:text-position="sub 58%" style:font-name-asian="Noto Sans CJK SC Regular" style:font-name-complex="FreeSans"/>
    </style:style>
    <style:style style:name="T6" style:family="text">
      <style:text-properties style:text-position="sub 58%" officeooo:rsid="004502e3" style:font-name-asian="Noto Sans CJK SC Regular" style:font-name-complex="FreeSans"/>
    </style:style>
    <style:style style:name="T7" style:family="text">
      <style:text-properties style:text-position="sub 58%" officeooo:rsid="001a6335" style:font-name-asian="Noto Sans CJK SC Regular" style:font-name-complex="FreeSans"/>
    </style:style>
    <style:style style:name="T8" style:family="text">
      <style:text-properties style:text-position="sub 58%" fo:font-size="12pt" fo:language="uk" fo:country="UA" style:font-name-asian="Noto Sans CJK SC Regular" style:font-size-asian="12pt" style:font-name-complex="FreeSans" style:font-size-complex="12pt"/>
    </style:style>
    <style:style style:name="T9" style:family="text">
      <style:text-properties style:text-position="sub 58%" fo:font-size="12pt" fo:language="uk" fo:country="UA" officeooo:rsid="001a6335" style:font-name-asian="Noto Sans CJK SC Regular" style:font-size-asian="12pt" style:font-name-complex="FreeSans" style:font-size-complex="12pt"/>
    </style:style>
    <style:style style:name="T10" style:family="text">
      <style:text-properties style:text-position="sub 58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1" style:family="text">
      <style:text-properties style:text-position="sub 58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12" style:family="text">
      <style:text-properties style:text-position="sub 58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13" style:family="text">
      <style:text-properties style:text-position="sub 58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4" style:family="text">
      <style:text-properties style:text-position="sub 58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15" style:family="text">
      <style:text-properties style:text-position="sub 58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16" style:family="text">
      <style:text-properties style:text-position="sub 58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7" style:family="text">
      <style:text-properties style:text-position="sub 58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8" style:family="text">
      <style:text-properties style:text-position="sub 58%" fo:font-size="12pt" fo:language="uk" fo:country="UA" fo:font-style="normal" officeooo:rsid="002f5486" style:font-name-asian="Noto Sans CJK SC Regular" style:font-size-asian="12pt" style:font-style-asian="normal" style:font-name-complex="FreeSans" style:font-size-complex="12pt" style:font-style-complex="normal"/>
    </style:style>
    <style:style style:name="T19" style:family="text">
      <style:text-properties style:text-position="sub 58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20" style:family="text">
      <style:text-properties style:text-position="sub 58%" fo:font-size="12pt" fo:language="uk" fo:country="UA" fo:font-style="normal" officeooo:rsid="00062379" style:font-name-asian="Noto Sans CJK SC Regular" style:font-size-asian="12pt" style:font-style-asian="normal" style:font-name-complex="FreeSans" style:font-size-complex="12pt" style:font-style-complex="normal"/>
    </style:style>
    <style:style style:name="T21" style:family="text">
      <style:text-properties style:text-position="sub 58%" fo:font-size="12pt" fo:language="uk" fo:country="UA" fo:font-style="normal" officeooo:rsid="00064594" style:font-name-asian="Noto Sans CJK SC Regular" style:font-size-asian="12pt" style:font-style-asian="normal" style:font-name-complex="FreeSans" style:font-size-complex="12pt" style:font-style-complex="normal"/>
    </style:style>
    <style:style style:name="T22" style:family="text">
      <style:text-properties style:text-position="sub 58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23" style:family="text">
      <style:text-properties style:text-position="sub 58%" fo:font-size="12pt" fo:language="uk" fo:country="UA" fo:font-style="normal" officeooo:rsid="0037a67a" style:font-name-asian="Noto Sans CJK SC Regular" style:font-size-asian="12pt" style:font-style-asian="normal" style:font-name-complex="FreeSans" style:font-size-complex="12pt" style:font-style-complex="normal"/>
    </style:style>
    <style:style style:name="T24" style:family="text">
      <style:text-properties style:text-position="sub 58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25" style:family="text">
      <style:text-properties style:text-position="sub 58%" fo:font-size="12pt" fo:language="uk" fo:country="UA" officeooo:rsid="0040232e" style:font-name-asian="Times New Roman1" style:font-size-asian="12pt" style:font-name-complex="Times New Roman1" style:font-size-complex="12pt"/>
    </style:style>
    <style:style style:name="T26" style:family="text">
      <style:text-properties style:text-position="sub 58%" fo:language="uk" fo:country="UA" fo:font-style="normal" style:font-name-asian="Noto Sans CJK SC Regular" style:font-style-asian="normal" style:font-name-complex="FreeSans" style:font-style-complex="normal"/>
    </style:style>
    <style:style style:name="T27" style:family="text">
      <style:text-properties style:text-position="sub 58%" fo:language="uk" fo:country="UA" fo:font-style="normal" officeooo:rsid="00246311" style:font-name-asian="Noto Sans CJK SC Regular" style:font-style-asian="normal" style:font-name-complex="FreeSans" style:font-style-complex="normal"/>
    </style:style>
    <style:style style:name="T28" style:family="text">
      <style:text-properties style:text-position="sub 58%" fo:language="uk" fo:country="UA" fo:font-style="normal" officeooo:rsid="00111522" style:font-name-asian="Noto Sans CJK SC Regular" style:font-style-asian="normal" style:font-name-complex="FreeSans" style:font-style-complex="normal"/>
    </style:style>
    <style:style style:name="T29" style:family="text">
      <style:text-properties style:text-position="sub 58%" fo:language="uk" fo:country="UA" fo:font-style="normal" officeooo:rsid="000c6998" style:font-name-asian="Symbola" style:font-style-asian="normal" style:font-name-complex="Symbola" style:font-style-complex="normal"/>
    </style:style>
    <style:style style:name="T30" style:family="text">
      <style:text-properties style:text-position="sub 58%" fo:language="uk" fo:country="UA" officeooo:rsid="000c6998" style:font-name-asian="Noto Sans CJK SC Regular" style:font-name-complex="FreeSans"/>
    </style:style>
    <style:style style:name="T31" style:family="text">
      <style:text-properties style:text-position="sub 58%" fo:font-style="normal" style:font-style-asian="normal" style:font-style-complex="normal"/>
    </style:style>
    <style:style style:name="T32" style:family="text">
      <style:text-properties style:text-position="sub 58%" style:font-name="Times New Roman" officeooo:rsid="000c6998"/>
    </style:style>
    <style:style style:name="T33" style:family="text">
      <style:text-properties style:text-position="sub 58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34" style:family="text">
      <style:text-properties style:font-name-asian="Noto Sans CJK SC Regular" style:font-name-complex="FreeSans"/>
    </style:style>
    <style:style style:name="T35" style:family="text">
      <style:text-properties officeooo:rsid="004502e3" style:font-name-asian="Noto Sans CJK SC Regular" style:font-name-complex="FreeSans"/>
    </style:style>
    <style:style style:name="T36" style:family="text">
      <style:text-properties officeooo:rsid="0046f8b1" style:font-name-asian="Noto Sans CJK SC Regular" style:font-name-complex="FreeSans"/>
    </style:style>
    <style:style style:name="T37" style:family="text">
      <style:text-properties officeooo:rsid="001dc853" style:font-name-asian="Noto Sans CJK SC Regular" style:font-name-complex="FreeSans"/>
    </style:style>
    <style:style style:name="T38" style:family="text">
      <style:text-properties officeooo:rsid="001a6335" style:font-name-asian="Noto Sans CJK SC Regular" style:font-name-complex="FreeSans"/>
    </style:style>
    <style:style style:name="T39" style:family="text">
      <style:text-properties fo:font-style="normal" officeooo:rsid="001a6335" style:font-name-asian="Noto Sans CJK SC Regular" style:font-style-asian="normal" style:font-name-complex="FreeSans" style:font-style-complex="normal"/>
    </style:style>
    <style:style style:name="T40" style:family="text">
      <style:text-properties style:text-position="0% 100%"/>
    </style:style>
    <style:style style:name="T41" style:family="text">
      <style:text-properties style:text-position="0% 100%" fo:font-style="normal" officeooo:rsid="001dc853" style:font-name-asian="Noto Sans CJK SC Regular" style:font-style-asian="normal" style:font-name-complex="FreeSans" style:font-style-complex="normal"/>
    </style:style>
    <style:style style:name="T42" style:family="text">
      <style:text-properties style:text-position="0% 100%" fo:font-style="normal" officeooo:rsid="00331474" style:font-name-asian="Noto Sans CJK SC Regular" style:font-style-asian="normal" style:font-name-complex="FreeSans" style:font-style-complex="normal"/>
    </style:style>
    <style:style style:name="T43" style:family="text">
      <style:text-properties style:text-position="0% 100%" fo:font-style="normal" officeooo:rsid="0023608f" style:font-name-asian="Symbol" style:font-style-asian="normal" style:font-name-complex="Symbol" style:font-style-complex="normal"/>
    </style:style>
    <style:style style:name="T44" style:family="text">
      <style:text-properties style:text-position="0% 100%" fo:font-style="normal" officeooo:rsid="0023608f" style:font-name-asian="Symbol" style:font-style-asian="normal" style:font-name-complex="Symbol1" style:font-style-complex="normal"/>
    </style:style>
    <style:style style:name="T45" style:family="text">
      <style:text-properties style:text-position="0% 100%" fo:font-style="normal" style:font-style-asian="normal" style:font-style-complex="normal"/>
    </style:style>
    <style:style style:name="T46" style:family="text">
      <style:text-properties style:text-position="0% 100%" fo:font-style="normal" officeooo:rsid="001dc853" style:font-style-asian="normal" style:font-style-complex="normal"/>
    </style:style>
    <style:style style:name="T47" style:family="text">
      <style:text-properties style:text-position="0% 100%" fo:font-style="normal" officeooo:rsid="00228538" style:font-style-asian="normal" style:font-style-complex="normal"/>
    </style:style>
    <style:style style:name="T48" style:family="text">
      <style:text-properties style:text-position="0% 100%" fo:font-style="normal" officeooo:rsid="002452e3" style:font-style-asian="normal" style:font-style-complex="normal"/>
    </style:style>
    <style:style style:name="T49" style:family="text">
      <style:text-properties style:text-position="0% 100%" fo:font-style="normal" officeooo:rsid="00331474" style:font-style-asian="normal" style:font-style-complex="normal"/>
    </style:style>
    <style:style style:name="T50" style:family="text">
      <style:text-properties style:text-position="0% 100%" fo:font-style="normal" officeooo:rsid="001dc853" style:font-name-asian="Times New Roman1" style:font-style-asian="normal" style:font-name-complex="Times New Roman1" style:font-style-complex="normal"/>
    </style:style>
    <style:style style:name="T51" style:family="text">
      <style:text-properties style:text-position="0% 100%" officeooo:rsid="001dc853" style:font-name-asian="Symbola" style:font-name-complex="Symbola"/>
    </style:style>
    <style:style style:name="T52" style:family="text">
      <style:text-properties style:text-position="0% 100%" officeooo:rsid="001dc853" style:font-name-asian="Times New Roman1" style:font-name-complex="Times New Roman1"/>
    </style:style>
    <style:style style:name="T53" style:family="text">
      <style:text-properties style:text-position="0% 100%" fo:font-size="12pt" fo:language="uk" fo:country="UA" style:font-name-asian="Noto Sans CJK SC Regular" style:font-size-asian="12pt" style:font-name-complex="FreeSans" style:font-size-complex="12pt"/>
    </style:style>
    <style:style style:name="T54" style:family="text">
      <style:text-properties style:text-position="0% 100%" fo:font-size="12pt" fo:language="uk" fo:country="UA" officeooo:rsid="00228538" style:font-name-asian="Noto Sans CJK SC Regular" style:font-size-asian="12pt" style:font-name-complex="FreeSans" style:font-size-complex="12pt"/>
    </style:style>
    <style:style style:name="T55" style:family="text">
      <style:text-properties style:text-position="0% 100%" fo:font-size="12pt" fo:language="uk" fo:country="UA" officeooo:rsid="0023608f" style:font-name-asian="Noto Sans CJK SC Regular" style:font-size-asian="12pt" style:font-name-complex="FreeSans" style:font-size-complex="12pt"/>
    </style:style>
    <style:style style:name="T56" style:family="text">
      <style:text-properties style:text-position="0% 100%" fo:font-size="12pt" fo:language="uk" fo:country="UA" officeooo:rsid="002452e3" style:font-name-asian="Noto Sans CJK SC Regular" style:font-size-asian="12pt" style:font-name-complex="FreeSans" style:font-size-complex="12pt"/>
    </style:style>
    <style:style style:name="T57" style:family="text">
      <style:text-properties style:text-position="0% 100%" fo:font-size="12pt" fo:language="uk" fo:country="UA" officeooo:rsid="00242283" style:font-name-asian="Noto Sans CJK SC Regular" style:font-size-asian="12pt" style:font-name-complex="FreeSans" style:font-size-complex="12pt"/>
    </style:style>
    <style:style style:name="T58" style:family="text">
      <style:text-properties style:text-position="0% 100%" fo:font-size="12pt" fo:language="uk" fo:country="UA" officeooo:rsid="00238eae" style:font-name-asian="Noto Sans CJK SC Regular" style:font-size-asian="12pt" style:font-name-complex="FreeSans" style:font-size-complex="12pt"/>
    </style:style>
    <style:style style:name="T59" style:family="text">
      <style:text-properties style:text-position="0% 100%" fo:font-size="12pt" fo:language="uk" fo:country="UA" officeooo:rsid="0016db03" style:font-name-asian="Noto Sans CJK SC Regular" style:font-size-asian="12pt" style:font-name-complex="FreeSans" style:font-size-complex="12pt"/>
    </style:style>
    <style:style style:name="T60" style:family="text">
      <style:text-properties style:text-position="0% 100%" fo:font-size="12pt" fo:language="uk" fo:country="UA" officeooo:rsid="00247235" style:font-name-asian="Noto Sans CJK SC Regular" style:font-size-asian="12pt" style:font-name-complex="FreeSans" style:font-size-complex="12pt"/>
    </style:style>
    <style:style style:name="T61" style:family="text">
      <style:text-properties style:text-position="0% 100%" fo:font-size="12pt" fo:language="uk" fo:country="UA" officeooo:rsid="002634e1" style:font-name-asian="Noto Sans CJK SC Regular" style:font-size-asian="12pt" style:font-name-complex="FreeSans" style:font-size-complex="12pt"/>
    </style:style>
    <style:style style:name="T62" style:family="text">
      <style:text-properties style:text-position="0% 100%" fo:font-size="12pt" fo:language="uk" fo:country="UA" officeooo:rsid="0040232e" style:font-name-asian="Noto Sans CJK SC Regular" style:font-size-asian="12pt" style:font-name-complex="FreeSans" style:font-size-complex="12pt"/>
    </style:style>
    <style:style style:name="T63" style:family="text">
      <style:text-properties style:text-position="0% 100%" fo:font-size="12pt" fo:language="uk" fo:country="UA" officeooo:rsid="0041c6eb" style:font-name-asian="Noto Sans CJK SC Regular" style:font-size-asian="12pt" style:font-name-complex="FreeSans" style:font-size-complex="12pt"/>
    </style:style>
    <style:style style:name="T64" style:family="text">
      <style:text-properties style:text-position="0% 100%" fo:font-size="12pt" fo:language="uk" fo:country="UA" officeooo:rsid="00141df2" style:font-name-asian="Noto Sans CJK SC Regular" style:font-size-asian="12pt" style:font-name-complex="FreeSans" style:font-size-complex="12pt"/>
    </style:style>
    <style:style style:name="T65" style:family="text">
      <style:text-properties style:text-position="0% 100%" fo:font-size="12pt" fo:language="uk" fo:country="UA" officeooo:rsid="002ecd8f" style:font-name-asian="Noto Sans CJK SC Regular" style:font-size-asian="12pt" style:font-name-complex="FreeSans" style:font-size-complex="12pt"/>
    </style:style>
    <style:style style:name="T66" style:family="text">
      <style:text-properties style:text-position="0% 100%" fo:font-size="12pt" fo:language="uk" fo:country="UA" officeooo:rsid="001a6335" style:font-name-asian="Noto Sans CJK SC Regular" style:font-size-asian="12pt" style:font-name-complex="FreeSans" style:font-size-complex="12pt"/>
    </style:style>
    <style:style style:name="T67" style:family="text">
      <style:text-properties style:text-position="0% 100%" fo:font-size="12pt" fo:language="uk" fo:country="UA" officeooo:rsid="00081cbf" style:font-name-asian="Noto Sans CJK SC Regular" style:font-size-asian="12pt" style:font-name-complex="FreeSans" style:font-size-complex="12pt"/>
    </style:style>
    <style:style style:name="T68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69" style:family="text">
      <style:text-properties style:text-position="0% 100%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70" style:family="text">
      <style:text-properties style:text-position="0% 100%" fo:font-size="12pt" fo:language="uk" fo:country="UA" fo:font-style="italic" officeooo:rsid="00228538" style:font-name-asian="Noto Sans CJK SC Regular" style:font-size-asian="12pt" style:font-style-asian="italic" style:font-name-complex="FreeSans" style:font-size-complex="12pt" style:font-style-complex="italic"/>
    </style:style>
    <style:style style:name="T71" style:family="text">
      <style:text-properties style:text-position="0% 100%" fo:font-size="12pt" fo:language="uk" fo:country="UA" fo:font-style="italic" officeooo:rsid="003e152a" style:font-name-asian="Noto Sans CJK SC Regular" style:font-size-asian="12pt" style:font-style-asian="italic" style:font-name-complex="FreeSans" style:font-size-complex="12pt" style:font-style-complex="italic"/>
    </style:style>
    <style:style style:name="T72" style:family="text">
      <style:text-properties style:text-position="0% 100%" fo:font-size="12pt" fo:language="uk" fo:country="UA" fo:font-style="italic" officeooo:rsid="0023608f" style:font-name-asian="Noto Sans CJK SC Regular" style:font-size-asian="12pt" style:font-style-asian="italic" style:font-name-complex="FreeSans" style:font-size-complex="12pt" style:font-style-complex="italic"/>
    </style:style>
    <style:style style:name="T73" style:family="text">
      <style:text-properties style:text-position="0% 100%" fo:font-size="12pt" fo:language="uk" fo:country="UA" fo:font-style="italic" officeooo:rsid="00247235" style:font-name-asian="Noto Sans CJK SC Regular" style:font-size-asian="12pt" style:font-style-asian="italic" style:font-name-complex="FreeSans" style:font-size-complex="12pt" style:font-style-complex="italic"/>
    </style:style>
    <style:style style:name="T74" style:family="text">
      <style:text-properties style:text-position="0% 100%" fo:font-size="12pt" fo:language="uk" fo:country="UA" fo:font-style="italic" officeooo:rsid="00282d0e" style:font-name-asian="Noto Sans CJK SC Regular" style:font-size-asian="12pt" style:font-style-asian="italic" style:font-name-complex="FreeSans" style:font-size-complex="12pt" style:font-style-complex="italic"/>
    </style:style>
    <style:style style:name="T75" style:family="text">
      <style:text-properties style:text-position="0% 100%"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76" style:family="text">
      <style:text-properties style:text-position="0% 100%" fo:font-size="12pt" fo:language="uk" fo:country="UA" fo:font-style="italic" officeooo:rsid="002ecd8f" style:font-name-asian="Noto Sans CJK SC Regular" style:font-size-asian="12pt" style:font-style-asian="italic" style:font-name-complex="FreeSans" style:font-size-complex="12pt" style:font-style-complex="italic"/>
    </style:style>
    <style:style style:name="T77" style:family="text">
      <style:text-properties style:text-position="0% 100%" fo:font-size="12pt" fo:language="uk" fo:country="UA" fo:font-style="italic" officeooo:rsid="002452e3" style:font-name-asian="Noto Sans CJK SC Regular" style:font-size-asian="12pt" style:font-style-asian="italic" style:font-name-complex="FreeSans" style:font-size-complex="12pt" style:font-style-complex="italic"/>
    </style:style>
    <style:style style:name="T78" style:family="text">
      <style:text-properties style:text-position="0% 100%" fo:font-size="12pt" fo:language="uk" fo:country="UA" fo:font-style="italic" officeooo:rsid="00331474" style:font-name-asian="Noto Sans CJK SC Regular" style:font-size-asian="12pt" style:font-style-asian="italic" style:font-name-complex="FreeSans" style:font-size-complex="12pt" style:font-style-complex="italic"/>
    </style:style>
    <style:style style:name="T79" style:family="text">
      <style:text-properties style:text-position="0% 100%" fo:font-size="12pt" fo:language="uk" fo:country="UA" fo:font-style="italic" officeooo:rsid="0037a67a" style:font-name-asian="Noto Sans CJK SC Regular" style:font-size-asian="12pt" style:font-style-asian="italic" style:font-name-complex="FreeSans" style:font-size-complex="12pt" style:font-style-complex="italic"/>
    </style:style>
    <style:style style:name="T80" style:family="text">
      <style:text-properties style:text-position="0% 100%" fo:font-size="12pt" fo:language="uk" fo:country="UA" fo:font-style="italic" style:font-name-asian="Noto Sans CJK SC Regular" style:font-size-asian="12pt" style:font-style-asian="italic" style:font-name-complex="Times New Roman" style:font-size-complex="12pt" style:font-style-complex="italic"/>
    </style:style>
    <style:style style:name="T81" style:family="text">
      <style:text-properties style:text-position="0% 100%" fo:font-size="12pt" fo:language="uk" fo:country="UA" fo:font-style="italic" officeooo:rsid="001dc853" style:font-name-asian="Symbola" style:font-size-asian="12pt" style:font-style-asian="italic" style:font-name-complex="Symbola" style:font-size-complex="12pt" style:font-style-complex="italic"/>
    </style:style>
    <style:style style:name="T82" style:family="text">
      <style:text-properties style:text-position="0% 100%" fo:font-size="12pt" fo:language="uk" fo:country="UA" fo:font-style="italic" officeooo:rsid="003e152a" style:font-name-asian="Times New Roman1" style:font-size-asian="12pt" style:font-style-asian="italic" style:font-name-complex="Times New Roman1" style:font-size-complex="12pt" style:font-style-complex="italic"/>
    </style:style>
    <style:style style:name="T83" style:family="text">
      <style:text-properties style:text-position="0% 100%" fo:font-size="12pt" fo:language="uk" fo:country="UA" fo:font-style="italic" officeooo:rsid="00331474" style:font-name-asian="Symbol" style:font-size-asian="12pt" style:font-style-asian="italic" style:font-name-complex="Symbol" style:font-size-complex="12pt" style:font-style-complex="italic"/>
    </style:style>
    <style:style style:name="T84" style:family="text">
      <style:text-properties style:text-position="0% 100%" fo:font-size="12pt" fo:language="uk" fo:country="UA" fo:font-style="italic" officeooo:rsid="0023608f" style:font-name-asian="Symbol" style:font-size-asian="12pt" style:font-style-asian="italic" style:font-name-complex="Symbol" style:font-size-complex="12pt" style:font-style-complex="italic"/>
    </style:style>
    <style:style style:name="T85" style:family="text">
      <style:text-properties style:text-position="0% 100%" fo:font-size="12pt" fo:language="uk" fo:country="UA" style:font-name-asian="Symbola" style:font-size-asian="12pt" style:font-name-complex="Symbola" style:font-size-complex="12pt"/>
    </style:style>
    <style:style style:name="T86" style:family="text">
      <style:text-properties style:text-position="0% 100%" fo:font-size="12pt" fo:language="uk" fo:country="UA" officeooo:rsid="001dc853" style:font-name-asian="Symbola" style:font-size-asian="12pt" style:font-name-complex="Symbola" style:font-size-complex="12pt"/>
    </style:style>
    <style:style style:name="T87" style:family="text">
      <style:text-properties style:text-position="0% 100%" fo:font-size="12pt" fo:language="uk" fo:country="UA" fo:font-style="normal" style:font-name-asian="Noto Sans CJK SC Regular" style:font-size-asian="12pt" style:font-style-asian="normal" style:font-name-complex="FreeSans" style:font-size-complex="12pt" style:font-style-complex="normal"/>
    </style:style>
    <style:style style:name="T88" style:family="text">
      <style:text-properties style:text-position="0% 100%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89" style:family="text">
      <style:text-properties style:text-position="0% 100%" fo:font-size="12pt" fo:language="uk" fo:country="UA" fo:font-style="normal" officeooo:rsid="003a947a" style:font-name-asian="Noto Sans CJK SC Regular" style:font-size-asian="12pt" style:font-style-asian="normal" style:font-name-complex="FreeSans" style:font-size-complex="12pt" style:font-style-complex="normal"/>
    </style:style>
    <style:style style:name="T90" style:family="text">
      <style:text-properties style:text-position="0% 100%" fo:font-size="12pt" fo:language="uk" fo:country="UA" fo:font-style="normal" officeooo:rsid="003e152a" style:font-name-asian="Noto Sans CJK SC Regular" style:font-size-asian="12pt" style:font-style-asian="normal" style:font-name-complex="FreeSans" style:font-size-complex="12pt" style:font-style-complex="normal"/>
    </style:style>
    <style:style style:name="T91" style:family="text">
      <style:text-properties style:text-position="0% 100%" fo:font-size="12pt" fo:language="uk" fo:country="UA" fo:font-style="normal" officeooo:rsid="003e3f3a" style:font-name-asian="Noto Sans CJK SC Regular" style:font-size-asian="12pt" style:font-style-asian="normal" style:font-name-complex="FreeSans" style:font-size-complex="12pt" style:font-style-complex="normal"/>
    </style:style>
    <style:style style:name="T92" style:family="text">
      <style:text-properties style:text-position="0% 100%" fo:font-size="12pt" fo:language="uk" fo:country="UA" fo:font-style="normal" officeooo:rsid="001dc853" style:font-name-asian="Noto Sans CJK SC Regular" style:font-size-asian="12pt" style:font-style-asian="normal" style:font-name-complex="FreeSans" style:font-size-complex="12pt" style:font-style-complex="normal"/>
    </style:style>
    <style:style style:name="T93" style:family="text">
      <style:text-properties style:text-position="0% 100%" fo:font-size="12pt" fo:language="uk" fo:country="UA" fo:font-style="normal" officeooo:rsid="00247235" style:font-name-asian="Noto Sans CJK SC Regular" style:font-size-asian="12pt" style:font-style-asian="normal" style:font-name-complex="FreeSans" style:font-size-complex="12pt" style:font-style-complex="normal"/>
    </style:style>
    <style:style style:name="T94" style:family="text">
      <style:text-properties style:text-position="0% 100%" fo:font-size="12pt" fo:language="uk" fo:country="UA" fo:font-style="normal" officeooo:rsid="0023608f" style:font-name-asian="Noto Sans CJK SC Regular" style:font-size-asian="12pt" style:font-style-asian="normal" style:font-name-complex="FreeSans" style:font-size-complex="12pt" style:font-style-complex="normal"/>
    </style:style>
    <style:style style:name="T95" style:family="text">
      <style:text-properties style:text-position="0% 100%" fo:font-size="12pt" fo:language="uk" fo:country="UA" fo:font-style="normal" officeooo:rsid="00175a9b" style:font-name-asian="Noto Sans CJK SC Regular" style:font-size-asian="12pt" style:font-style-asian="normal" style:font-name-complex="FreeSans" style:font-size-complex="12pt" style:font-style-complex="normal"/>
    </style:style>
    <style:style style:name="T96" style:family="text">
      <style:text-properties style:text-position="0% 100%" fo:font-size="12pt" fo:language="uk" fo:country="UA" fo:font-style="normal" officeooo:rsid="002634e1" style:font-name-asian="Noto Sans CJK SC Regular" style:font-size-asian="12pt" style:font-style-asian="normal" style:font-name-complex="FreeSans" style:font-size-complex="12pt" style:font-style-complex="normal"/>
    </style:style>
    <style:style style:name="T97" style:family="text">
      <style:text-properties style:text-position="0% 100%" fo:font-size="12pt" fo:language="uk" fo:country="UA" fo:font-style="normal" officeooo:rsid="002b0f94" style:font-name-asian="Noto Sans CJK SC Regular" style:font-size-asian="12pt" style:font-style-asian="normal" style:font-name-complex="FreeSans" style:font-size-complex="12pt" style:font-style-complex="normal"/>
    </style:style>
    <style:style style:name="T98" style:family="text">
      <style:text-properties style:text-position="0% 100%" fo:font-size="12pt" fo:language="uk" fo:country="UA" fo:font-style="normal" officeooo:rsid="00282d0e" style:font-name-asian="Noto Sans CJK SC Regular" style:font-size-asian="12pt" style:font-style-asian="normal" style:font-name-complex="FreeSans" style:font-size-complex="12pt" style:font-style-complex="normal"/>
    </style:style>
    <style:style style:name="T99" style:family="text">
      <style:text-properties style:text-position="0% 100%" fo:font-size="12pt" fo:language="uk" fo:country="UA" fo:font-style="normal" officeooo:rsid="00122f5f" style:font-name-asian="Noto Sans CJK SC Regular" style:font-size-asian="12pt" style:font-style-asian="normal" style:font-name-complex="FreeSans" style:font-size-complex="12pt" style:font-style-complex="normal"/>
    </style:style>
    <style:style style:name="T100" style:family="text">
      <style:text-properties style:text-position="0% 100%" fo:font-size="12pt" fo:language="uk" fo:country="UA" fo:font-style="normal" officeooo:rsid="00309d25" style:font-name-asian="Noto Sans CJK SC Regular" style:font-size-asian="12pt" style:font-style-asian="normal" style:font-name-complex="FreeSans" style:font-size-complex="12pt" style:font-style-complex="normal"/>
    </style:style>
    <style:style style:name="T101" style:family="text">
      <style:text-properties style:text-position="0% 100%" fo:font-size="12pt" fo:language="uk" fo:country="UA" fo:font-style="normal" officeooo:rsid="00228538" style:font-name-asian="Noto Sans CJK SC Regular" style:font-size-asian="12pt" style:font-style-asian="normal" style:font-name-complex="FreeSans" style:font-size-complex="12pt" style:font-style-complex="normal"/>
    </style:style>
    <style:style style:name="T102" style:family="text">
      <style:text-properties style:text-position="0% 100%" fo:font-size="12pt" fo:language="uk" fo:country="UA" fo:font-style="normal" officeooo:rsid="00242283" style:font-name-asian="Noto Sans CJK SC Regular" style:font-size-asian="12pt" style:font-style-asian="normal" style:font-name-complex="FreeSans" style:font-size-complex="12pt" style:font-style-complex="normal"/>
    </style:style>
    <style:style style:name="T103" style:family="text">
      <style:text-properties style:text-position="0% 100%" fo:font-size="12pt" fo:language="uk" fo:country="UA" fo:font-style="normal" officeooo:rsid="00238eae" style:font-name-asian="Noto Sans CJK SC Regular" style:font-size-asian="12pt" style:font-style-asian="normal" style:font-name-complex="FreeSans" style:font-size-complex="12pt" style:font-style-complex="normal"/>
    </style:style>
    <style:style style:name="T104" style:family="text">
      <style:text-properties style:text-position="0% 100%" fo:font-size="12pt" fo:language="uk" fo:country="UA" fo:font-style="normal" officeooo:rsid="0029c710" style:font-name-asian="Noto Sans CJK SC Regular" style:font-size-asian="12pt" style:font-style-asian="normal" style:font-name-complex="FreeSans" style:font-size-complex="12pt" style:font-style-complex="normal"/>
    </style:style>
    <style:style style:name="T105" style:family="text">
      <style:text-properties style:text-position="0% 100%" fo:font-size="12pt" fo:language="uk" fo:country="UA" fo:font-style="normal" officeooo:rsid="002c20a9" style:font-name-asian="Noto Sans CJK SC Regular" style:font-size-asian="12pt" style:font-style-asian="normal" style:font-name-complex="FreeSans" style:font-size-complex="12pt" style:font-style-complex="normal"/>
    </style:style>
    <style:style style:name="T106" style:family="text">
      <style:text-properties style:text-position="0% 100%" fo:font-size="12pt" fo:language="uk" fo:country="UA" fo:font-style="normal" officeooo:rsid="001a6335" style:font-name-asian="Noto Sans CJK SC Regular" style:font-size-asian="12pt" style:font-style-asian="normal" style:font-name-complex="FreeSans" style:font-size-complex="12pt" style:font-style-complex="normal"/>
    </style:style>
    <style:style style:name="T107" style:family="text">
      <style:text-properties style:text-position="0% 100%" fo:font-size="12pt" fo:language="uk" fo:country="UA" fo:font-style="normal" officeooo:rsid="0041c6eb" style:font-name-asian="Noto Sans CJK SC Regular" style:font-size-asian="12pt" style:font-style-asian="normal" style:font-name-complex="FreeSans" style:font-size-complex="12pt" style:font-style-complex="normal"/>
    </style:style>
    <style:style style:name="T108" style:family="text">
      <style:text-properties style:text-position="0% 100%" fo:font-size="12pt" fo:language="uk" fo:country="UA" fo:font-style="normal" officeooo:rsid="002ecd8f" style:font-name-asian="Noto Sans CJK SC Regular" style:font-size-asian="12pt" style:font-style-asian="normal" style:font-name-complex="FreeSans" style:font-size-complex="12pt" style:font-style-complex="normal"/>
    </style:style>
    <style:style style:name="T109" style:family="text">
      <style:text-properties style:text-position="0% 100%" fo:font-size="12pt" fo:language="uk" fo:country="UA" fo:font-style="normal" officeooo:rsid="0040232e" style:font-name-asian="Noto Sans CJK SC Regular" style:font-size-asian="12pt" style:font-style-asian="normal" style:font-name-complex="FreeSans" style:font-size-complex="12pt" style:font-style-complex="normal"/>
    </style:style>
    <style:style style:name="T110" style:family="text">
      <style:text-properties style:text-position="0% 100%" fo:font-size="12pt" fo:language="uk" fo:country="UA" fo:font-style="normal" officeooo:rsid="0043a15b" style:font-name-asian="Noto Sans CJK SC Regular" style:font-size-asian="12pt" style:font-style-asian="normal" style:font-name-complex="FreeSans" style:font-size-complex="12pt" style:font-style-complex="normal"/>
    </style:style>
    <style:style style:name="T111" style:family="text">
      <style:text-properties style:text-position="0% 100%" fo:font-size="12pt" fo:language="uk" fo:country="UA" fo:font-style="normal" officeooo:rsid="00141df2" style:font-name-asian="Noto Sans CJK SC Regular" style:font-size-asian="12pt" style:font-style-asian="normal" style:font-name-complex="FreeSans" style:font-size-complex="12pt" style:font-style-complex="normal"/>
    </style:style>
    <style:style style:name="T112" style:family="text">
      <style:text-properties style:text-position="0% 100%" fo:font-size="12pt" fo:language="uk" fo:country="UA" fo:font-style="normal" officeooo:rsid="0031d056" style:font-name-asian="Noto Sans CJK SC Regular" style:font-size-asian="12pt" style:font-style-asian="normal" style:font-name-complex="FreeSans" style:font-size-complex="12pt" style:font-style-complex="normal"/>
    </style:style>
    <style:style style:name="T113" style:family="text">
      <style:text-properties style:text-position="0% 100%" fo:font-size="12pt" fo:language="uk" fo:country="UA" fo:font-style="normal" officeooo:rsid="00331474" style:font-name-asian="Noto Sans CJK SC Regular" style:font-size-asian="12pt" style:font-style-asian="normal" style:font-name-complex="FreeSans" style:font-size-complex="12pt" style:font-style-complex="normal"/>
    </style:style>
    <style:style style:name="T114" style:family="text">
      <style:text-properties style:text-position="0% 100%" fo:font-size="12pt" fo:language="uk" fo:country="UA" fo:font-style="normal" officeooo:rsid="002452e3" style:font-name-asian="Noto Sans CJK SC Regular" style:font-size-asian="12pt" style:font-style-asian="normal" style:font-name-complex="FreeSans" style:font-size-complex="12pt" style:font-style-complex="normal"/>
    </style:style>
    <style:style style:name="T115" style:family="text">
      <style:text-properties style:text-position="0% 100%" fo:font-size="12pt" fo:language="uk" fo:country="UA" fo:font-style="normal" officeooo:rsid="00347f11" style:font-name-asian="Noto Sans CJK SC Regular" style:font-size-asian="12pt" style:font-style-asian="normal" style:font-name-complex="FreeSans" style:font-size-complex="12pt" style:font-style-complex="normal"/>
    </style:style>
    <style:style style:name="T116" style:family="text">
      <style:text-properties style:text-position="0% 100%" fo:font-size="12pt" fo:language="uk" fo:country="UA" fo:font-style="normal" officeooo:rsid="0035cc4c" style:font-name-asian="Noto Sans CJK SC Regular" style:font-size-asian="12pt" style:font-style-asian="normal" style:font-name-complex="FreeSans" style:font-size-complex="12pt" style:font-style-complex="normal"/>
    </style:style>
    <style:style style:name="T117" style:family="text">
      <style:text-properties style:text-position="0% 100%" fo:font-size="12pt" fo:language="uk" fo:country="UA" fo:font-style="normal" officeooo:rsid="00064594" style:font-name-asian="Noto Sans CJK SC Regular" style:font-size-asian="12pt" style:font-style-asian="normal" style:font-name-complex="FreeSans" style:font-size-complex="12pt" style:font-style-complex="normal"/>
    </style:style>
    <style:style style:name="T118" style:family="text">
      <style:text-properties style:text-position="0% 100%" fo:font-size="12pt" fo:language="uk" fo:country="UA" fo:font-style="normal" officeooo:rsid="00181d57" style:font-name-asian="Noto Sans CJK SC Regular" style:font-size-asian="12pt" style:font-style-asian="normal" style:font-name-complex="FreeSans" style:font-size-complex="12pt" style:font-style-complex="normal"/>
    </style:style>
    <style:style style:name="T119" style:family="text">
      <style:text-properties style:text-position="0% 100%" fo:font-size="12pt" fo:language="uk" fo:country="UA" fo:font-style="normal" officeooo:rsid="0021a2f8" style:font-name-asian="Noto Sans CJK SC Regular" style:font-size-asian="12pt" style:font-style-asian="normal" style:font-name-complex="FreeSans" style:font-size-complex="12pt" style:font-style-complex="normal"/>
    </style:style>
    <style:style style:name="T120" style:family="text">
      <style:text-properties style:text-position="0% 100%" fo:font-size="12pt" fo:language="uk" fo:country="UA" fo:font-style="normal" officeooo:rsid="00596a8a" style:font-name-asian="Noto Sans CJK SC Regular" style:font-size-asian="12pt" style:font-style-asian="normal" style:font-name-complex="FreeSans" style:font-size-complex="12pt" style:font-style-complex="normal"/>
    </style:style>
    <style:style style:name="T121" style:family="text">
      <style:text-properties style:text-position="0% 100%" fo:font-size="12pt" fo:language="uk" fo:country="UA" fo:font-style="normal" officeooo:rsid="002290f6" style:font-name-asian="Noto Sans CJK SC Regular" style:font-size-asian="12pt" style:font-style-asian="normal" style:font-name-complex="FreeSans" style:font-size-complex="12pt" style:font-style-complex="normal"/>
    </style:style>
    <style:style style:name="T122" style:family="text">
      <style:text-properties style:text-position="0% 100%" fo:font-size="12pt" fo:language="uk" fo:country="UA" fo:font-style="normal" officeooo:rsid="000b9a88" style:font-name-asian="Noto Sans CJK SC Regular" style:font-size-asian="12pt" style:font-style-asian="normal" style:font-name-complex="FreeSans" style:font-size-complex="12pt" style:font-style-complex="normal"/>
    </style:style>
    <style:style style:name="T123" style:family="text">
      <style:text-properties style:text-position="0% 100%" fo:font-size="12pt" fo:language="uk" fo:country="UA" fo:font-style="normal" officeooo:rsid="0036f0c3" style:font-name-asian="Noto Sans CJK SC Regular" style:font-size-asian="12pt" style:font-style-asian="normal" style:font-name-complex="FreeSans" style:font-size-complex="12pt" style:font-style-complex="normal"/>
    </style:style>
    <style:style style:name="T124" style:family="text">
      <style:text-properties style:text-position="0% 100%" fo:font-size="12pt" fo:language="uk" fo:country="UA" fo:font-style="normal" officeooo:rsid="00389a2e" style:font-name-asian="Noto Sans CJK SC Regular" style:font-size-asian="12pt" style:font-style-asian="normal" style:font-name-complex="FreeSans" style:font-size-complex="12pt" style:font-style-complex="normal"/>
    </style:style>
    <style:style style:name="T125" style:family="text">
      <style:text-properties style:text-position="0% 100%" fo:font-size="12pt" fo:language="uk" fo:country="UA" fo:font-style="normal" officeooo:rsid="003f9084" style:font-name-asian="Noto Sans CJK SC Regular" style:font-size-asian="12pt" style:font-style-asian="normal" style:font-name-complex="FreeSans" style:font-size-complex="12pt" style:font-style-complex="normal"/>
    </style:style>
    <style:style style:name="T126" style:family="text">
      <style:text-properties style:text-position="0% 100%" fo:font-size="12pt" fo:language="uk" fo:country="UA" fo:font-style="normal" officeooo:rsid="000eda74" style:font-name-asian="Noto Sans CJK SC Regular" style:font-size-asian="12pt" style:font-style-asian="normal" style:font-name-complex="FreeSans" style:font-size-complex="12pt" style:font-style-complex="normal"/>
    </style:style>
    <style:style style:name="T127" style:family="text">
      <style:text-properties style:text-position="0% 100%" fo:font-size="12pt" fo:language="uk" fo:country="UA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28" style:family="text">
      <style:text-properties style:text-position="0% 100%" fo:font-size="12pt" fo:language="uk" fo:country="UA" fo:font-style="normal" officeooo:rsid="003e152a" style:font-name-asian="Times New Roman1" style:font-size-asian="12pt" style:font-style-asian="normal" style:font-name-complex="Times New Roman1" style:font-size-complex="12pt" style:font-style-complex="normal"/>
    </style:style>
    <style:style style:name="T129" style:family="text">
      <style:text-properties style:text-position="0% 100%" fo:font-size="12pt" fo:language="uk" fo:country="UA" fo:font-style="normal" officeooo:rsid="003e3f3a" style:font-name-asian="Times New Roman1" style:font-size-asian="12pt" style:font-style-asian="normal" style:font-name-complex="Times New Roman1" style:font-size-complex="12pt" style:font-style-complex="normal"/>
    </style:style>
    <style:style style:name="T130" style:family="text">
      <style:text-properties style:text-position="0% 100%" fo:font-size="12pt" fo:language="uk" fo:country="UA" fo:font-style="normal" officeooo:rsid="003f9084" style:font-name-asian="Times New Roman1" style:font-size-asian="12pt" style:font-style-asian="normal" style:font-name-complex="Times New Roman1" style:font-size-complex="12pt" style:font-style-complex="normal"/>
    </style:style>
    <style:style style:name="T131" style:family="text">
      <style:text-properties style:text-position="0% 100%" fo:font-size="12pt" fo:language="uk" fo:country="UA" fo:font-style="normal" officeooo:rsid="0040232e" style:font-name-asian="Times New Roman1" style:font-size-asian="12pt" style:font-style-asian="normal" style:font-name-complex="Times New Roman1" style:font-size-complex="12pt" style:font-style-complex="normal"/>
    </style:style>
    <style:style style:name="T132" style:family="text">
      <style:text-properties style:text-position="0% 100%" fo:font-size="12pt" fo:language="uk" fo:country="UA" fo:font-style="normal" officeooo:rsid="0041c6eb" style:font-name-asian="Times New Roman1" style:font-size-asian="12pt" style:font-style-asian="normal" style:font-name-complex="Times New Roman1" style:font-size-complex="12pt" style:font-style-complex="normal"/>
    </style:style>
    <style:style style:name="T133" style:family="text">
      <style:text-properties style:text-position="0% 100%" fo:font-size="12pt" fo:language="uk" fo:country="UA" fo:font-style="normal" officeooo:rsid="0039020e" style:font-name-asian="Times New Roman1" style:font-size-asian="12pt" style:font-style-asian="normal" style:font-name-complex="Times New Roman1" style:font-size-complex="12pt" style:font-style-complex="normal"/>
    </style:style>
    <style:style style:name="T134" style:family="text">
      <style:text-properties style:text-position="0% 100%" fo:font-size="12pt" fo:language="uk" fo:country="UA" fo:font-style="normal" officeooo:rsid="0036f0c3" style:font-name-asian="Times New Roman1" style:font-size-asian="12pt" style:font-style-asian="normal" style:font-name-complex="Times New Roman1" style:font-size-complex="12pt" style:font-style-complex="normal"/>
    </style:style>
    <style:style style:name="T135" style:family="text">
      <style:text-properties style:text-position="0% 100%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36" style:family="text">
      <style:text-properties style:text-position="0% 100%" fo:font-size="12pt" fo:language="uk" fo:country="UA" fo:font-style="normal" officeooo:rsid="0043a15b" style:font-name-asian="Symbola" style:font-size-asian="12pt" style:font-style-asian="normal" style:font-name-complex="Symbola" style:font-size-complex="12pt" style:font-style-complex="normal"/>
    </style:style>
    <style:style style:name="T137" style:family="text">
      <style:text-properties style:text-position="0% 100%" fo:font-size="12pt" fo:language="uk" fo:country="UA" fo:font-style="normal" officeooo:rsid="002cf273" style:font-name-asian="Symbola" style:font-size-asian="12pt" style:font-style-asian="normal" style:font-name-complex="Symbola" style:font-size-complex="12pt" style:font-style-complex="normal"/>
    </style:style>
    <style:style style:name="T138" style:family="text">
      <style:text-properties style:text-position="0% 100%" fo:font-size="12pt" fo:language="uk" fo:country="UA" fo:font-style="normal" officeooo:rsid="001608ae" style:font-name-asian="Symbola" style:font-size-asian="12pt" style:font-style-asian="normal" style:font-name-complex="Symbola" style:font-size-complex="12pt" style:font-style-complex="normal"/>
    </style:style>
    <style:style style:name="T139" style:family="text">
      <style:text-properties style:text-position="0% 100%" fo:font-size="12pt" fo:language="uk" fo:country="UA" fo:font-style="normal" officeooo:rsid="0035cc4c" style:font-name-asian="Symbola" style:font-size-asian="12pt" style:font-style-asian="normal" style:font-name-complex="Symbola" style:font-size-complex="12pt" style:font-style-complex="normal"/>
    </style:style>
    <style:style style:name="T140" style:family="text">
      <style:text-properties style:text-position="0% 100%" fo:font-size="12pt" fo:language="uk" fo:country="UA" fo:font-style="normal" officeooo:rsid="00181d57" style:font-name-asian="Symbola" style:font-size-asian="12pt" style:font-style-asian="normal" style:font-name-complex="Symbola" style:font-size-complex="12pt" style:font-style-complex="normal"/>
    </style:style>
    <style:style style:name="T141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1" style:font-size-complex="12pt" style:font-style-complex="normal"/>
    </style:style>
    <style:style style:name="T142" style:family="text">
      <style:text-properties style:text-position="0% 100%" fo:font-size="12pt" fo:language="uk" fo:country="UA" fo:font-style="normal" officeooo:rsid="0023608f" style:font-name-asian="Symbol" style:font-size-asian="12pt" style:font-style-asian="normal" style:font-name-complex="Symbol" style:font-size-complex="12pt" style:font-style-complex="normal"/>
    </style:style>
    <style:style style:name="T143" style:family="text">
      <style:text-properties style:text-position="0% 100%" fo:font-size="12pt" fo:language="uk" fo:country="UA" fo:font-style="normal" officeooo:rsid="00331474" style:font-name-asian="Symbol" style:font-size-asian="12pt" style:font-style-asian="normal" style:font-name-complex="Symbol" style:font-size-complex="12pt" style:font-style-complex="normal"/>
    </style:style>
    <style:style style:name="T144" style:family="text">
      <style:text-properties style:text-position="0% 100%" fo:font-size="12pt" fo:language="uk" fo:country="UA" officeooo:rsid="0040232e" style:font-name-asian="Times New Roman1" style:font-size-asian="12pt" style:font-name-complex="Times New Roman1" style:font-size-complex="12pt"/>
    </style:style>
    <style:style style:name="T145" style:family="text">
      <style:text-properties style:text-position="0% 100%" fo:font-size="12pt" fo:language="uk" fo:country="UA" officeooo:rsid="0039020e" style:font-name-asian="Times New Roman1" style:font-size-asian="12pt" style:font-name-complex="Times New Roman1" style:font-size-complex="12pt"/>
    </style:style>
    <style:style style:name="T146" style:family="text">
      <style:text-properties style:text-position="0% 100%" fo:font-size="12pt" fo:language="uk" fo:country="UA" officeooo:rsid="00141df2" style:font-name-asian="Times New Roman1" style:font-size-asian="12pt" style:font-name-complex="Times New Roman1" style:font-size-complex="12pt"/>
    </style:style>
    <style:style style:name="T147" style:family="text">
      <style:text-properties style:text-position="0% 100%" fo:font-size="12pt" fo:language="uk" fo:country="UA" officeooo:rsid="0041c6eb" style:font-name-asian="Times New Roman1" style:font-size-asian="12pt" style:font-name-complex="Times New Roman1" style:font-size-complex="12pt"/>
    </style:style>
    <style:style style:name="T148" style:family="text">
      <style:text-properties style:text-position="0% 100%" style:font-name="Times New Roman" fo:font-size="12pt" fo:language="uk" fo:country="UA" officeooo:rsid="003a947a" style:font-name-asian="Noto Sans CJK SC Regular" style:font-size-asian="12pt" style:font-name-complex="FreeSans" style:font-size-complex="12pt"/>
    </style:style>
    <style:style style:name="T149" style:family="text">
      <style:text-properties style:text-position="0% 100%" style:font-name="Times New Roman" fo:font-size="12pt" fo:language="uk" fo:country="UA" officeooo:rsid="003c7d60" style:font-name-asian="Noto Sans CJK SC Regular" style:font-size-asian="12pt" style:font-name-complex="FreeSans" style:font-size-complex="12pt"/>
    </style:style>
    <style:style style:name="T150" style:family="text">
      <style:text-properties style:text-position="0% 100%" style:font-name="Times New Roman" fo:font-size="12pt" fo:language="uk" fo:country="UA" fo:font-style="italic" officeooo:rsid="00209c53" style:font-name-asian="Noto Sans CJK SC Regular" style:font-size-asian="12pt" style:font-style-asian="italic" style:font-name-complex="FreeSans" style:font-size-complex="12pt" style:font-style-complex="italic"/>
    </style:style>
    <style:style style:name="T151" style:family="text">
      <style:text-properties style:text-position="0% 100%" style:font-name="Times New Roman" fo:font-size="12pt" fo:language="uk" fo:country="UA" fo:font-style="italic" officeooo:rsid="003a947a" style:font-name-asian="Noto Sans CJK SC Regular" style:font-size-asian="12pt" style:font-style-asian="italic" style:font-name-complex="FreeSans" style:font-size-complex="12pt" style:font-style-complex="italic"/>
    </style:style>
    <style:style style:name="T152" style:family="text">
      <style:text-properties style:text-position="0% 100%" style:font-name="Times New Roman" fo:font-size="12pt" fo:language="uk" fo:country="UA" fo:font-style="italic" officeooo:rsid="003c7d60" style:font-name-asian="Times New Roman1" style:font-size-asian="12pt" style:font-style-asian="italic" style:font-name-complex="Times New Roman1" style:font-size-complex="12pt" style:font-style-complex="italic"/>
    </style:style>
    <style:style style:name="T153" style:family="text">
      <style:text-properties style:text-position="0% 100%" style:font-name="Times New Roman" fo:font-size="12pt" fo:language="uk" fo:country="UA" fo:font-style="normal" officeooo:rsid="00209c53" style:font-name-asian="Noto Sans CJK SC Regular" style:font-size-asian="12pt" style:font-style-asian="normal" style:font-name-complex="FreeSans" style:font-size-complex="12pt" style:font-style-complex="normal"/>
    </style:style>
    <style:style style:name="T154" style:family="text">
      <style:text-properties style:text-position="0% 100%" style:font-name="Times New Roman" fo:font-size="12pt" fo:language="uk" fo:country="UA" fo:font-style="normal" officeooo:rsid="003c7d60" style:font-name-asian="Noto Sans CJK SC Regular" style:font-size-asian="12pt" style:font-style-asian="normal" style:font-name-complex="FreeSans" style:font-size-complex="12pt" style:font-style-complex="normal"/>
    </style:style>
    <style:style style:name="T155" style:family="text">
      <style:text-properties style:text-position="0% 100%" style:font-name="Times New Roman" fo:font-size="12pt" fo:language="uk" fo:country="UA" fo:font-style="normal" officeooo:rsid="003c7d60" style:font-name-asian="Times New Roman1" style:font-size-asian="12pt" style:font-style-asian="normal" style:font-name-complex="Times New Roman1" style:font-size-complex="12pt" style:font-style-complex="normal"/>
    </style:style>
    <style:style style:name="T156" style:family="text">
      <style:text-properties style:text-position="0% 100%" style:font-name="Times New Roman" fo:font-size="12pt" fo:language="uk" fo:country="UA" fo:font-style="normal" officeooo:rsid="003e3f3a" style:font-name-asian="Symbola" style:font-size-asian="12pt" style:font-style-asian="normal" style:font-name-complex="Symbola" style:font-size-complex="12pt" style:font-style-complex="normal"/>
    </style:style>
    <style:style style:name="T157" style:family="text">
      <style:text-properties style:text-position="0% 100%" style:font-name="Times New Roman" officeooo:rsid="000c6998"/>
    </style:style>
    <style:style style:name="T158" style:family="text">
      <style:text-properties style:text-position="0% 100%" style:font-name="Times New Roman" officeooo:rsid="000d2bcb"/>
    </style:style>
    <style:style style:name="T159" style:family="text">
      <style:text-properties style:text-position="0% 100%" style:font-name="Times New Roman" fo:language="uk" fo:country="UA" fo:font-style="normal" officeooo:rsid="001dc853" style:font-name-asian="Symbola" style:font-style-asian="normal" style:font-name-complex="Symbola" style:font-style-complex="normal"/>
    </style:style>
    <style:style style:name="T160" style:family="text">
      <style:text-properties style:text-position="0% 100%" style:font-name="Times New Roman" fo:language="uk" fo:country="UA" fo:font-style="normal" officeooo:rsid="000c6998" style:font-name-asian="Symbola" style:font-style-asian="normal" style:font-name-complex="Symbola" style:font-style-complex="normal"/>
    </style:style>
    <style:style style:name="T161" style:family="text">
      <style:text-properties style:text-position="0% 100%" style:font-name="Times New Roman1" officeooo:rsid="0011485b" style:font-name-asian="Times New Roman1" style:font-name-complex="Times New Roman1"/>
    </style:style>
    <style:style style:name="T162" style:family="text">
      <style:text-properties style:text-position="0% 100%" style:font-name="Times New Roman1" fo:language="uk" fo:country="UA" fo:font-style="normal" officeooo:rsid="00111522" style:font-name-asian="Times New Roman1" style:font-style-asian="normal" style:font-name-complex="Times New Roman1" style:font-style-complex="normal"/>
    </style:style>
    <style:style style:name="T163" style:family="text">
      <style:text-properties style:text-position="0% 100%" officeooo:rsid="001bfcd0"/>
    </style:style>
    <style:style style:name="T164" style:family="text">
      <style:text-properties style:text-position="0% 100%" officeooo:rsid="00228538"/>
    </style:style>
    <style:style style:name="T165" style:family="text">
      <style:text-properties style:text-position="0% 100%" fo:font-style="italic" officeooo:rsid="00228538" style:font-style-asian="italic" style:font-style-complex="italic"/>
    </style:style>
    <style:style style:name="T166" style:family="text">
      <style:text-properties style:text-position="0% 100%" fo:font-style="italic" officeooo:rsid="00064594" style:font-style-asian="italic" style:font-style-complex="italic"/>
    </style:style>
    <style:style style:name="T167" style:family="text">
      <style:text-properties style:text-position="0% 100%" fo:font-style="italic" officeooo:rsid="0023608f" style:font-name-asian="Symbol" style:font-style-asian="italic" style:font-name-complex="Symbol" style:font-style-complex="italic"/>
    </style:style>
    <style:style style:name="T168" style:family="text">
      <style:text-properties style:text-position="0% 100%" fo:font-style="italic" officeooo:rsid="00062379" style:font-name-asian="Symbol" style:font-style-asian="italic" style:font-name-complex="Symbol" style:font-style-complex="italic"/>
    </style:style>
    <style:style style:name="T169" style:family="text">
      <style:text-properties style:text-position="0% 100%" fo:font-style="italic" officeooo:rsid="0023608f" style:font-name-asian="Symbol" style:font-style-asian="italic" style:font-name-complex="Symbol1" style:font-style-complex="italic"/>
    </style:style>
    <style:style style:name="T170" style:family="text">
      <style:text-properties style:text-position="0% 100%" fo:font-style="italic" officeooo:rsid="0009fe0a" style:font-name-asian="Symbol" style:font-style-asian="italic" style:font-name-complex="Symbol1" style:font-style-complex="italic"/>
    </style:style>
    <style:style style:name="T171" style:family="text">
      <style:text-properties style:text-position="0% 100%" officeooo:rsid="0023608f"/>
    </style:style>
    <style:style style:name="T172" style:family="text">
      <style:text-properties style:text-position="0% 100%" officeooo:rsid="00242283"/>
    </style:style>
    <style:style style:name="T173" style:family="text">
      <style:text-properties style:text-position="0% 100%" officeooo:rsid="002634e1"/>
    </style:style>
    <style:style style:name="T174" style:family="text">
      <style:text-properties style:text-position="0% 100%" fo:language="uk" fo:country="UA" fo:font-style="normal" style:font-name-asian="Noto Sans CJK SC Regular" style:font-style-asian="normal" style:font-name-complex="FreeSans" style:font-style-complex="normal"/>
    </style:style>
    <style:style style:name="T175" style:family="text">
      <style:text-properties style:text-position="0% 100%" fo:language="uk" fo:country="UA" fo:font-style="normal" officeooo:rsid="001a6335" style:font-name-asian="Noto Sans CJK SC Regular" style:font-style-asian="normal" style:font-name-complex="FreeSans" style:font-style-complex="normal"/>
    </style:style>
    <style:style style:name="T176" style:family="text">
      <style:text-properties style:text-position="0% 100%" fo:language="uk" fo:country="UA" fo:font-style="normal" officeooo:rsid="002c6aae" style:font-name-asian="Noto Sans CJK SC Regular" style:font-style-asian="normal" style:font-name-complex="FreeSans" style:font-style-complex="normal"/>
    </style:style>
    <style:style style:name="T177" style:family="text">
      <style:text-properties style:text-position="0% 100%" fo:language="uk" fo:country="UA" fo:font-style="normal" officeooo:rsid="002c20a9" style:font-name-asian="Noto Sans CJK SC Regular" style:font-style-asian="normal" style:font-name-complex="FreeSans" style:font-style-complex="normal"/>
    </style:style>
    <style:style style:name="T178" style:family="text">
      <style:text-properties style:text-position="0% 100%" fo:language="uk" fo:country="UA" fo:font-style="normal" officeooo:rsid="002634e1" style:font-name-asian="Noto Sans CJK SC Regular" style:font-style-asian="normal" style:font-name-complex="FreeSans" style:font-style-complex="normal"/>
    </style:style>
    <style:style style:name="T179" style:family="text">
      <style:text-properties style:text-position="0% 100%" fo:language="uk" fo:country="UA" fo:font-style="normal" officeooo:rsid="002ecd8f" style:font-name-asian="Noto Sans CJK SC Regular" style:font-style-asian="normal" style:font-name-complex="FreeSans" style:font-style-complex="normal"/>
    </style:style>
    <style:style style:name="T180" style:family="text">
      <style:text-properties style:text-position="0% 100%" fo:language="uk" fo:country="UA" fo:font-style="normal" officeooo:rsid="00111522" style:font-name-asian="Noto Sans CJK SC Regular" style:font-style-asian="normal" style:font-name-complex="FreeSans" style:font-style-complex="normal"/>
    </style:style>
    <style:style style:name="T181" style:family="text">
      <style:text-properties style:text-position="0% 100%" fo:language="uk" fo:country="UA" fo:font-style="normal" officeooo:rsid="001dc853" style:font-name-asian="Noto Sans CJK SC Regular" style:font-style-asian="normal" style:font-name-complex="FreeSans" style:font-style-complex="normal"/>
    </style:style>
    <style:style style:name="T182" style:family="text">
      <style:text-properties style:text-position="0% 100%" fo:language="uk" fo:country="UA" fo:font-style="normal" officeooo:rsid="00331474" style:font-name-asian="Noto Sans CJK SC Regular" style:font-style-asian="normal" style:font-name-complex="FreeSans" style:font-style-complex="normal"/>
    </style:style>
    <style:style style:name="T183" style:family="text">
      <style:text-properties style:text-position="0% 100%" fo:language="uk" fo:country="UA" fo:font-style="normal" officeooo:rsid="00246311" style:font-name-asian="Symbola" style:font-style-asian="normal" style:font-name-complex="Symbola" style:font-style-complex="normal"/>
    </style:style>
    <style:style style:name="T184" style:family="text">
      <style:text-properties style:text-position="0% 100%" fo:language="uk" fo:country="UA" fo:font-style="normal" officeooo:rsid="002cf273" style:font-name-asian="Symbola" style:font-style-asian="normal" style:font-name-complex="Symbola" style:font-style-complex="normal"/>
    </style:style>
    <style:style style:name="T185" style:family="text">
      <style:text-properties style:text-position="0% 100%" fo:language="uk" fo:country="UA" fo:font-style="normal" officeooo:rsid="001dc853" style:font-name-asian="Symbola" style:font-style-asian="normal" style:font-name-complex="Symbola" style:font-style-complex="normal"/>
    </style:style>
    <style:style style:name="T186" style:family="text">
      <style:text-properties style:text-position="0% 100%" fo:language="uk" fo:country="UA" fo:font-style="normal" officeooo:rsid="000c6998" style:font-name-asian="Symbola" style:font-style-asian="normal" style:font-name-complex="Symbola" style:font-style-complex="normal"/>
    </style:style>
    <style:style style:name="T187" style:family="text">
      <style:text-properties style:text-position="0% 100%" fo:language="uk" fo:country="UA" fo:font-style="normal" officeooo:rsid="001dc853" style:font-name-asian="Times New Roman1" style:font-style-asian="normal" style:font-name-complex="Times New Roman1" style:font-style-complex="normal"/>
    </style:style>
    <style:style style:name="T188" style:family="text">
      <style:text-properties style:text-position="0% 100%" fo:language="uk" fo:country="UA" fo:font-style="italic" officeooo:rsid="001a6335" style:font-name-asian="Noto Sans CJK SC Regular" style:font-style-asian="italic" style:font-name-complex="FreeSans" style:font-style-complex="italic"/>
    </style:style>
    <style:style style:name="T189" style:family="text">
      <style:text-properties style:text-position="0% 100%" fo:language="uk" fo:country="UA" fo:font-style="italic" officeooo:rsid="00228538" style:font-name-asian="Noto Sans CJK SC Regular" style:font-style-asian="italic" style:font-name-complex="FreeSans" style:font-style-complex="italic"/>
    </style:style>
    <style:style style:name="T190" style:family="text">
      <style:text-properties style:text-position="0% 100%" fo:language="uk" fo:country="UA" fo:font-style="italic" officeooo:rsid="002ecd8f" style:font-name-asian="Noto Sans CJK SC Regular" style:font-style-asian="italic" style:font-name-complex="FreeSans" style:font-style-complex="italic"/>
    </style:style>
    <style:style style:name="T191" style:family="text">
      <style:text-properties style:text-position="0% 100%" fo:language="uk" fo:country="UA" fo:font-style="italic" officeooo:rsid="002cf273" style:font-name-asian="Noto Sans CJK SC Regular" style:font-style-asian="italic" style:font-name-complex="FreeSans" style:font-style-complex="italic"/>
    </style:style>
    <style:style style:name="T192" style:family="text">
      <style:text-properties style:text-position="0% 100%" fo:language="uk" fo:country="UA" fo:font-style="italic" officeooo:rsid="00111522" style:font-name-asian="Noto Sans CJK SC Regular" style:font-style-asian="italic" style:font-name-complex="FreeSans" style:font-style-complex="italic"/>
    </style:style>
    <style:style style:name="T193" style:family="text">
      <style:text-properties style:text-position="0% 100%" fo:language="uk" fo:country="UA" fo:font-style="italic" officeooo:rsid="00062379" style:font-name-asian="Symbol" style:font-style-asian="italic" style:font-name-complex="Symbol" style:font-style-complex="italic"/>
    </style:style>
    <style:style style:name="T194" style:family="text">
      <style:text-properties style:text-position="0% 100%" fo:language="uk" fo:country="UA" officeooo:rsid="0023608f" style:font-name-asian="Symbol" style:font-name-complex="Symbol1"/>
    </style:style>
    <style:style style:name="T195" style:family="text">
      <style:text-properties style:text-position="0% 100%" fo:language="uk" fo:country="UA" officeooo:rsid="000c6998" style:font-name-asian="Noto Sans CJK SC Regular" style:font-name-complex="FreeSans"/>
    </style:style>
    <style:style style:name="T196" style:family="text">
      <style:text-properties style:text-position="0% 100%" fo:language="uk" fo:country="UA" officeooo:rsid="00228538" style:font-name-asian="Noto Sans CJK SC Regular" style:font-name-complex="FreeSans"/>
    </style:style>
    <style:style style:name="T197" style:family="text">
      <style:text-properties style:text-position="0% 100%" fo:language="uk" fo:country="UA" officeooo:rsid="001dc853" style:font-name-asian="Symbola" style:font-name-complex="Symbola"/>
    </style:style>
    <style:style style:name="T198" style:family="text">
      <style:text-properties fo:font-size="12pt" fo:language="uk" fo:country="UA" officeooo:rsid="001a6335" style:font-size-asian="12pt" style:font-size-complex="12pt"/>
    </style:style>
    <style:style style:name="T199" style:family="text">
      <style:text-properties fo:font-size="12pt" fo:language="uk" fo:country="UA" fo:font-style="italic" style:font-name-asian="Noto Sans CJK SC Regular" style:font-size-asian="12pt" style:font-style-asian="italic" style:font-name-complex="FreeSans" style:font-size-complex="12pt" style:font-style-complex="italic"/>
    </style:style>
    <style:style style:name="T200" style:family="text">
      <style:text-properties fo:font-size="12pt" fo:language="uk" fo:country="UA" fo:font-style="italic" officeooo:rsid="001a6335" style:font-name-asian="Noto Sans CJK SC Regular" style:font-size-asian="12pt" style:font-style-asian="italic" style:font-name-complex="FreeSans" style:font-size-complex="12pt" style:font-style-complex="italic"/>
    </style:style>
    <style:style style:name="T201" style:family="text">
      <style:text-properties fo:font-size="12pt" fo:language="uk" fo:country="UA" fo:font-style="italic" officeooo:rsid="00064594" style:font-name-asian="Noto Sans CJK SC Regular" style:font-size-asian="12pt" style:font-style-asian="italic" style:font-name-complex="FreeSans" style:font-size-complex="12pt" style:font-style-complex="italic"/>
    </style:style>
    <style:style style:name="T202" style:family="text">
      <style:text-properties fo:font-size="12pt" fo:language="uk" fo:country="UA" fo:font-style="italic" officeooo:rsid="00111522" style:font-name-asian="Noto Sans CJK SC Regular" style:font-size-asian="12pt" style:font-style-asian="italic" style:font-name-complex="FreeSans" style:font-size-complex="12pt" style:font-style-complex="italic"/>
    </style:style>
    <style:style style:name="T203" style:family="text">
      <style:text-properties fo:font-size="12pt" fo:language="uk" fo:country="UA" style:font-name-asian="Noto Sans CJK SC Regular" style:font-size-asian="12pt" style:font-name-complex="FreeSans" style:font-size-complex="12pt"/>
    </style:style>
    <style:style style:name="T204" style:family="text">
      <style:text-properties fo:font-size="12pt" fo:language="uk" fo:country="UA" officeooo:rsid="001a6335" style:font-name-asian="Noto Sans CJK SC Regular" style:font-size-asian="12pt" style:font-name-complex="FreeSans" style:font-size-complex="12pt"/>
    </style:style>
    <style:style style:name="T205" style:family="text">
      <style:text-properties fo:font-size="12pt" fo:language="uk" fo:country="UA" officeooo:rsid="0015a149" style:font-name-asian="Noto Sans CJK SC Regular" style:font-size-asian="12pt" style:font-name-complex="FreeSans" style:font-size-complex="12pt"/>
    </style:style>
    <style:style style:name="T206" style:family="text">
      <style:text-properties fo:font-size="12pt" fo:language="uk" fo:country="UA" officeooo:rsid="001dc853" style:font-name-asian="Noto Sans CJK SC Regular" style:font-size-asian="12pt" style:font-name-complex="FreeSans" style:font-size-complex="12pt"/>
    </style:style>
    <style:style style:name="T207" style:family="text">
      <style:text-properties fo:font-size="12pt" fo:language="uk" fo:country="UA" officeooo:rsid="001fe023" style:font-name-asian="Noto Sans CJK SC Regular" style:font-size-asian="12pt" style:font-name-complex="FreeSans" style:font-size-complex="12pt"/>
    </style:style>
    <style:style style:name="T208" style:family="text">
      <style:text-properties fo:font-size="12pt" fo:language="uk" fo:country="UA" officeooo:rsid="0046b39a" style:font-name-asian="Noto Sans CJK SC Regular" style:font-size-asian="12pt" style:font-name-complex="FreeSans" style:font-size-complex="12pt"/>
    </style:style>
    <style:style style:name="T209" style:family="text">
      <style:text-properties fo:font-size="12pt" fo:language="uk" fo:country="UA" officeooo:rsid="001bfcd0" style:font-name-asian="Noto Sans CJK SC Regular" style:font-size-asian="12pt" style:font-name-complex="FreeSans" style:font-size-complex="12pt"/>
    </style:style>
    <style:style style:name="T210" style:family="text">
      <style:text-properties fo:font-size="12pt" fo:language="uk" fo:country="UA" officeooo:rsid="00246754" style:font-name-asian="Noto Sans CJK SC Regular" style:font-size-asian="12pt" style:font-name-complex="FreeSans" style:font-size-complex="12pt"/>
    </style:style>
    <style:style style:name="T211" style:family="text">
      <style:text-properties fo:font-size="12pt" fo:language="uk" fo:country="UA" officeooo:rsid="002c6aae" style:font-name-asian="Noto Sans CJK SC Regular" style:font-size-asian="12pt" style:font-name-complex="FreeSans" style:font-size-complex="12pt"/>
    </style:style>
    <style:style style:name="T212" style:family="text">
      <style:text-properties fo:font-size="12pt" fo:language="uk" fo:country="UA" officeooo:rsid="002c20a9" style:font-name-asian="Noto Sans CJK SC Regular" style:font-size-asian="12pt" style:font-name-complex="FreeSans" style:font-size-complex="12pt"/>
    </style:style>
    <style:style style:name="T213" style:family="text">
      <style:text-properties fo:font-size="12pt" fo:language="uk" fo:country="UA" officeooo:rsid="00062379" style:font-name-asian="Noto Sans CJK SC Regular" style:font-size-asian="12pt" style:font-name-complex="FreeSans" style:font-size-complex="12pt"/>
    </style:style>
    <style:style style:name="T214" style:family="text">
      <style:text-properties fo:font-size="12pt" fo:language="uk" fo:country="UA" style:font-name-asian="Noto Sans CJK SC Regular" style:font-size-asian="12pt" style:font-name-complex="Times New Roman" style:font-size-complex="12pt"/>
    </style:style>
    <style:style style:name="T215" style:family="text">
      <style:text-properties officeooo:rsid="001bfcd0"/>
    </style:style>
    <style:style style:name="T216" style:family="text">
      <style:text-properties officeooo:rsid="001dc853"/>
    </style:style>
    <style:style style:name="T217" style:family="text">
      <style:text-properties officeooo:rsid="0015a149"/>
    </style:style>
    <style:style style:name="T218" style:family="text">
      <style:text-properties officeooo:rsid="001fe023"/>
    </style:style>
    <style:style style:name="T219" style:family="text">
      <style:text-properties officeooo:rsid="0046b39a"/>
    </style:style>
    <style:style style:name="T220" style:family="text">
      <style:text-properties officeooo:rsid="001cb0ba"/>
    </style:style>
    <style:style style:name="T221" style:family="text">
      <style:text-properties officeooo:rsid="0005a97c"/>
    </style:style>
    <style:style style:name="T222" style:family="text">
      <style:text-properties officeooo:rsid="00062379"/>
    </style:style>
    <style:style style:name="T223" style:family="text">
      <style:text-properties style:font-name="Times New Roman1" fo:font-size="12pt" fo:language="uk" fo:country="UA" fo:font-style="italic" officeooo:rsid="00111522" style:font-name-asian="Times New Roman1" style:font-size-asian="12pt" style:font-style-asian="italic" style:font-name-complex="Times New Roman1" style:font-size-complex="12pt" style:font-style-complex="italic"/>
    </style:style>
    <style:style style:name="T224" style:family="text">
      <style:text-properties style:text-position="super 58%" style:font-name="Times New Roman" officeooo:rsid="000c6998"/>
    </style:style>
    <style:style style:name="T225" style:family="text">
      <style:text-properties fo:language="uk" fo:country="UA" style:font-name-asian="Noto Sans CJK SC Regular" style:font-name-complex="FreeSans"/>
    </style:style>
    <style:style style:name="T226" style:family="text">
      <style:text-properties fo:language="uk" fo:country="UA" officeooo:rsid="001bfcd0" style:font-name-asian="Noto Sans CJK SC Regular" style:font-name-complex="FreeSans"/>
    </style:style>
    <style:style style:name="T227" style:family="text">
      <style:text-properties fo:language="uk" fo:country="UA" officeooo:rsid="001dc853" style:font-name-asian="Noto Sans CJK SC Regular" style:font-name-complex="FreeSans"/>
    </style:style>
    <style:style style:name="T228" style:family="text">
      <style:text-properties fo:language="uk" fo:country="UA" officeooo:rsid="001cb0ba" style:font-name-asian="Noto Sans CJK SC Regular" style:font-name-complex="FreeSans"/>
    </style:style>
    <style:style style:name="T229" style:family="text">
      <style:text-properties fo:language="uk" fo:country="UA" fo:font-style="italic" style:font-name-asian="Noto Sans CJK SC Regular" style:font-style-asian="italic" style:font-name-complex="FreeSans" style:font-style-complex="italic"/>
    </style:style>
    <style:style style:name="T230" style:family="text">
      <style:text-properties style:font-name="Times New Roman"/>
    </style:style>
    <style:style style:name="T231" style:family="text">
      <style:text-properties style:font-name="Times New Roman" officeooo:rsid="000c6998"/>
    </style:style>
    <style:style style:name="T232" style:family="text">
      <style:text-properties style:font-name="Times New Roman" fo:font-style="normal" officeooo:rsid="000d2bcb" style:font-style-asian="normal" style:font-style-complex="normal"/>
    </style:style>
    <style:style style:name="T233" style:family="text">
      <style:text-properties style:font-name="Times New Roman" officeooo:rsid="000d2bcb"/>
    </style:style>
    <style:style style:name="fr1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fr2" style:family="graphic" style:parent-style-name="OLE">
      <style:graphic-properties fo:margin-left="0cm" fo:margin-right="0cm" fo:margin-top="0cm" fo:margin-bottom="0cm" style:vertical-pos="from-top" fo:padding="0.002cm" fo:border="none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Варіант №<text:span text:style-name="T221">5</text:span></text:p>
      <text:p text:style-name="P2"><text:span text:style-name="T1">Домовленості</text:span>: <text:span text:style-name="T4">БФ - </text:span>булева функція; <text:span text:style-name="T2">Т</text:span><text:span text:style-name="T5">0</text:span><text:span text:style-name="T34">, </text:span><text:span text:style-name="T2">Т</text:span><text:span text:style-name="T5">1</text:span><text:span text:style-name="T34">, </text:span><text:bookmark-start text:name="__DdeLink__656_1770953849"/><text:span text:style-name="T2">L</text:span><text:span text:style-name="T34">,</text:span><text:bookmark-end text:name="__DdeLink__656_1770953849"/><text:span text:style-name="T34"> </text:span><text:span text:style-name="T2">M</text:span><text:span text:style-name="T34">, </text:span><text:span text:style-name="T2">S</text:span><text:span text:style-name="T34"> - множини БФ, що, відповідно, зберігають константу 0, константу 1, лінійних, монотонних і самодвоїстих; </text:span><text:span text:style-name="T35">Р</text:span><text:span text:style-name="T6">2</text:span><text:span text:style-name="T35"> − множина </text:span><text:span text:style-name="T36">в</text:span><text:span text:style-name="T35">сіх БФ, </text:span><text:span text:style-name="T37">¬ </text:span><text:span text:style-name="T35">і ¯ - знаки, що позначають операцію заперечення.</text:span></text:p>
      <text:list xml:id="list3386729577" text:style-name="L1">
        <text:list-item>
          <text:p text:style-name="P5">Побудувати таблицю істинності БФ <text:span text:style-name="T3">f</text:span><text:span text:style-name="T38">(</text:span><text:span text:style-name="T3">x</text:span><text:span text:style-name="T38">, </text:span><text:span text:style-name="T3">y</text:span><text:span text:style-name="T39">, </text:span><text:span text:style-name="T2">z</text:span><text:span text:style-name="T38">)</text:span><text:span text:style-name="T3"> </text:span><text:span text:style-name="T38">= </text:span><text:span text:style-name="T41"><draw:frame draw:style-name="fr2" draw:name="Об'єкт24" text:anchor-type="as-char" svg:y="-0.379cm" svg:width="0.48cm" svg:height="0.471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51">⊕</text:span><text:span text:style-name="T38"> (</text:span><text:span text:style-name="T42"><draw:frame draw:style-name="fr1" draw:name="Об'єкт22" text:anchor-type="as-char" svg:width="0.51cm" svg:height="0.467cm" draw:z-index="4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7"> </text:span><text:span text:style-name="T52">→</text:span><text:span text:style-name="T38"> </text:span><text:span text:style-name="T168">z</text:span><text:span text:style-name="T38">). </text:span></text:p>
        </text:list-item>
        <text:list-item>
          <text:p text:style-name="P13"><text:span text:style-name="T198">Для БФ </text:span><text:span text:style-name="T200">f</text:span><text:span text:style-name="T204">(</text:span><text:span text:style-name="T200">x</text:span><text:span text:style-name="T204">, </text:span><text:span text:style-name="T200">y</text:span><text:span text:style-name="T204">)</text:span><text:span text:style-name="T200"> </text:span><text:span text:style-name="T204">= (0</text:span><text:span text:style-name="T205">1</text:span><text:span text:style-name="T204">0</text:span><text:span text:style-name="T213">1</text:span><text:span text:style-name="T204">), </text:span><text:span text:style-name="T206">що задана табли</text:span><text:span text:style-name="T207">цею істинності </text:span><text:span text:style-name="T208">(вектором значень)</text:span><text:span text:style-name="T206">,</text:span><text:span text:style-name="T204"> знайти рівн</text:span><text:span text:style-name="T209">у</text:span><text:span text:style-name="T204"> їй ДДНФ.</text:span></text:p>
        </text:list-item>
        <text:list-item>
          <text:p text:style-name="P6"><text:span text:style-name="T215">Дл</text:span>я БФ <text:span text:style-name="T1">f</text:span>(<text:span text:style-name="T1">x</text:span>, <text:span text:style-name="T1">y</text:span>)<text:span text:style-name="T1"> </text:span>= (0<text:span text:style-name="T216">1</text:span><text:span text:style-name="T217">0</text:span><text:span text:style-name="T222">1</text:span>), <text:span text:style-name="T216">що задана табли</text:span><text:span text:style-name="T218">цею істинності </text:span><text:span text:style-name="T219">(вектором значень)</text:span><text:span text:style-name="T216">,</text:span> знайти рівн<text:span text:style-name="T215">у</text:span> їй Д<text:span text:style-name="T215">К</text:span>НФ.</text:p>
        </text:list-item>
        <text:list-item>
          <text:p text:style-name="P7"><text:span text:style-name="T215">Дл</text:span>я БФ <text:span text:style-name="T1">f</text:span>(<text:span text:style-name="T1">x</text:span>, <text:span text:style-name="T1">y</text:span>, <text:span text:style-name="T1">z</text:span>)<text:span text:style-name="T1"> </text:span>= <text:bookmark-start text:name="__DdeLink__182_38829639611"/><text:span text:style-name="T46"><draw:frame draw:style-name="fr2" draw:name="Об'єкт20" text:anchor-type="as-char" svg:y="-0.379cm" svg:width="0.48cm" svg:height="0.471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bookmark-end text:name="__DdeLink__182_38829639611"/><text:span text:style-name="T1"><text:s/></text:span><text:span text:style-name="T51">⊕ </text:span><text:span text:style-name="T216">¬</text:span>(<text:span text:style-name="T49"><draw:frame draw:style-name="fr1" draw:name="Об'єкт13" text:anchor-type="as-char" svg:width="0.51cm" svg:height="0.467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1"> </text:span><text:span text:style-name="T50">→</text:span><text:span text:style-name="T45"> </text:span><text:span text:style-name="T168">z</text:span>), <text:span text:style-name="T216">що задана аналітично,</text:span> <text:span text:style-name="T220">з</text:span><text:bookmark-start text:name="__DdeLink__188_9823469211"/>а допомогою рівносильних перетворень побудувати <text:span text:style-name="T220">рівну їй</text:span> Д<text:span text:style-name="T216">Д</text:span>НФ<text:bookmark-end text:name="__DdeLink__188_9823469211"/>.</text:p>
        </text:list-item>
        <text:list-item>
          <text:p text:style-name="P9"><text:span text:style-name="T226">Дл</text:span><text:span text:style-name="T225">я БФ </text:span><text:span text:style-name="T229">f</text:span><text:span text:style-name="T225">(</text:span><text:span text:style-name="T229">x</text:span><text:span text:style-name="T225">, </text:span><text:span text:style-name="T229">y</text:span><text:span text:style-name="T225">, </text:span><text:span text:style-name="T229">z</text:span><text:span text:style-name="T225">)</text:span><text:span text:style-name="T229"> </text:span><text:span text:style-name="T225">= </text:span><text:bookmark-start text:name="__DdeLink__182_3882963961"/><text:span text:style-name="T181"><draw:frame draw:style-name="fr2" draw:name="Об'єкт23" text:anchor-type="as-char" svg:y="-0.379cm" svg:width="0.48cm" svg:height="0.471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bookmark-end text:name="__DdeLink__182_3882963961"/><text:span text:style-name="T229"><text:s/></text:span><text:span text:style-name="T197">⊕ </text:span><text:span text:style-name="T227">¬</text:span><text:span text:style-name="T225">(</text:span><text:span text:style-name="T182"><draw:frame draw:style-name="fr1" draw:name="Об'єкт25" text:anchor-type="as-char" svg:width="0.51cm" svg:height="0.467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6"> </text:span><text:span text:style-name="T187">→</text:span><text:span text:style-name="T174"> </text:span><text:span text:style-name="T193">z</text:span><text:span text:style-name="T225">), </text:span><text:span text:style-name="T227">що задана аналітично,</text:span><text:span text:style-name="T225"> </text:span><text:span text:style-name="T228">з</text:span><text:bookmark-start text:name="__DdeLink__188_982346921"/><text:span text:style-name="T225">а допомогою рівносильних перетворень побудувати </text:span><text:span text:style-name="T228">рівну їй</text:span><text:span text:style-name="T225"> ДКНФ</text:span><text:bookmark-end text:name="__DdeLink__188_982346921"/><text:span text:style-name="T225">.</text:span></text:p>
        </text:list-item>
        <text:list-item>
          <text:p text:style-name="P10"><text:span text:style-name="T231">Довести, що </text:span><text:span text:style-name="T232">М</text:span><text:span text:style-name="T224">*</text:span><text:span text:style-name="T231">=</text:span><text:span text:style-name="T233">М</text:span><text:span text:style-name="T231"> </text:span><text:span text:style-name="T233">(тут </text:span><text:span text:style-name="T231"><text:s/></text:span><text:span text:style-name="T233">М</text:span><text:span text:style-name="T224">*</text:span><text:span text:style-name="T157"> - </text:span><text:span text:style-name="T158">клас двоїстих до класу</text:span><text:span text:style-name="T157"> </text:span><text:span text:style-name="T158">М</text:span><text:span text:style-name="T157"> </text:span><text:span text:style-name="T158">функцій</text:span><text:span text:style-name="T233">).</text:span></text:p>
        </text:list-item>
        <text:list-item>
          <text:p text:style-name="P10"><text:span text:style-name="T230">Визначити довжину скороченої днф функції </text:span><text:span text:style-name="T231">х</text:span><text:span text:style-name="T32">1</text:span><text:span text:style-name="T159">⊕</text:span><text:span text:style-name="T160">х</text:span><text:span text:style-name="T33">2</text:span><text:span text:style-name="T159">⊕ ... ⊕ </text:span><text:span text:style-name="T160">х</text:span><text:span text:style-name="T33">n</text:span><text:span text:style-name="T160">.</text:span></text:p>
        </text:list-item>
        <text:list-item>
          <text:p text:style-name="P25"><text:span text:style-name="T148">Подати функ</text:span><text:span text:style-name="T149">ці</text:span><text:span text:style-name="T148">ю </text:span><text:span text:style-name="T150">f</text:span><text:span text:style-name="T148"> у вигляд</text:span><text:span text:style-name="T149">і</text:span><text:span text:style-name="T148"> формули над множиною операц</text:span><text:span text:style-name="T149">ій</text:span><text:span text:style-name="T148"> </text:span><text:span text:style-name="T151">Н</text:span><text:span text:style-name="T148">, </text:span><text:span text:style-name="T149">якщо <text:s/></text:span><text:span text:style-name="T150">f</text:span><text:span text:style-name="T153"> </text:span><text:span text:style-name="T154">= </text:span><text:span text:style-name="T155">∨, </text:span><text:span text:style-name="T152">H</text:span><text:span text:style-name="T155"> = {</text:span><text:span text:style-name="T156">∣</text:span><text:span text:style-name="T155">}. </text:span></text:p>
        </text:list-item>
        <text:list-item>
          <text:p text:style-name="P19"><text:span text:style-name="T127">Довести, що функцію <text:s/></text:span><text:span text:style-name="T69">f</text:span><text:span text:style-name="T89"> <text:s/></text:span><text:span text:style-name="T87">не можна подати формулою над множиною операцій Н, якщо <text:s/></text:span><text:span text:style-name="T69">f</text:span><text:span text:style-name="T88"> </text:span><text:span text:style-name="T87">= </text:span><text:span text:style-name="T128">↔</text:span><text:span text:style-name="T87">, <text:s text:c="8"/></text:span><text:span text:style-name="T68">Н</text:span><text:span text:style-name="T87"> </text:span><text:span text:style-name="T127">= {∨,∧, </text:span><text:span text:style-name="T81">⊕</text:span><text:span text:style-name="T127">}. </text:span></text:p>
        </text:list-item>
        <text:list-item>
          <text:p text:style-name="P13"><text:span text:style-name="T128">Знайти розклад БФ </text:span><text:span text:style-name="T71">f</text:span><text:span text:style-name="T90">(</text:span><text:span text:style-name="T71">х</text:span><text:span text:style-name="T11">1</text:span><text:span text:style-name="T90">, </text:span><text:span text:style-name="T71">х</text:span><text:span text:style-name="T11">2</text:span><text:span text:style-name="T90">, </text:span><text:span text:style-name="T71">х</text:span><text:span text:style-name="T11">3</text:span><text:span text:style-name="T90">, </text:span><text:span text:style-name="T71">х</text:span><text:span text:style-name="T11">4</text:span><text:span text:style-name="T90">)</text:span><text:span text:style-name="T128">, що задана формулою </text:span><text:span text:style-name="T82">А</text:span><text:span text:style-name="T128"> = ((</text:span><text:span text:style-name="T71">х</text:span><text:span text:style-name="T11">1</text:span><text:span text:style-name="T135">∣</text:span><text:span text:style-name="T91">((</text:span><text:span text:style-name="T71">х</text:span><text:span text:style-name="T11">2</text:span><text:span text:style-name="T90"> </text:span><text:span text:style-name="T129">↔</text:span><text:span text:style-name="T90"> </text:span><text:span text:style-name="T71">х</text:span><text:span text:style-name="T12">1</text:span><text:span text:style-name="T91">)</text:span><text:span text:style-name="T128"> </text:span><text:span text:style-name="T129">→ </text:span><text:span text:style-name="T71">х</text:span><text:span text:style-name="T11">3</text:span><text:span text:style-name="T129">)↓(</text:span><text:span text:style-name="T92">¬</text:span><text:span text:style-name="T71">х</text:span><text:span text:style-name="T11">4</text:span><text:span text:style-name="T129">)), </text:span><text:span text:style-name="T128">за змінними </text:span><text:span text:style-name="T130">із </text:span><text:span text:style-name="T128">Z={</text:span><text:span text:style-name="T71">х</text:span><text:span text:style-name="T21">2</text:span><text:span text:style-name="T90">, </text:span><text:span text:style-name="T71">х</text:span><text:span text:style-name="T13">4</text:span><text:span text:style-name="T128">}. </text:span></text:p>
        </text:list-item>
        <text:list-item>
          <text:p text:style-name="P6"><text:span text:style-name="T163">Дл</text:span><text:span text:style-name="T164">я БФ </text:span><text:span text:style-name="T165">f</text:span><text:span text:style-name="T164">(</text:span><text:span text:style-name="T165">x</text:span><text:span text:style-name="T164">, </text:span><text:span text:style-name="T165">y</text:span><text:span text:style-name="T164">, </text:span><text:span text:style-name="T165">z</text:span><text:span text:style-name="T164">) </text:span><text:span text:style-name="T171">= (</text:span><text:span text:style-name="T172">11111010</text:span><text:span text:style-name="T171">) за означенням фіктивної (чи істотної) змінної встановити, якою - фіктивною чи істотною </text:span><text:span text:style-name="T161">−</text:span><text:span text:style-name="T171"> є змінна </text:span><text:span text:style-name="T166">у</text:span><text:span text:style-name="T47">.</text:span><text:span text:style-name="T171"> </text:span></text:p>
        </text:list-item>
        <text:list-item>
          <text:p text:style-name="P8"><text:span text:style-name="T171">Д</text:span><text:span text:style-name="T40">ля </text:span><text:span text:style-name="T173">ДДНФ </text:span><text:span text:style-name="T164">БФ </text:span><text:span text:style-name="T165">f</text:span><text:span text:style-name="T164">(</text:span><text:span text:style-name="T165">x</text:span><text:span text:style-name="T164">, </text:span><text:span text:style-name="T165">y</text:span><text:span text:style-name="T164">, </text:span><text:span text:style-name="T165">z</text:span><text:span text:style-name="T164">) </text:span><text:span text:style-name="T171">= </text:span><text:span text:style-name="T170">х</text:span><text:span text:style-name="T48"><draw:frame draw:style-name="fr1" draw:name="Об'єкт16" text:anchor-type="as-char" svg:width="0.51cm" svg:height="0.467cm" draw:z-index="3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67">z</text:span><text:span text:style-name="T169">∨</text:span><text:span text:style-name="T46"><draw:frame draw:style-name="fr2" draw:name="Об'єкт26" text:anchor-type="as-char" svg:y="-0.379cm" svg:width="0.48cm" svg:height="0.47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167">y</text:span><text:span text:style-name="T44">∨</text:span><text:span text:style-name="T167">z</text:span><text:span text:style-name="T46"><draw:frame draw:style-name="fr2" draw:name="Об'єкт17" text:anchor-type="as-char" svg:y="-0.379cm" svg:width="0.48cm" svg:height="0.47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48"><draw:frame draw:style-name="fr1" draw:name="Об'єкт18" text:anchor-type="as-char" svg:width="0.51cm" svg:height="0.467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43"><draw:frame draw:style-name="fr2" draw:name="Об'єкт19" text:anchor-type="as-char" svg:y="-0.379cm" svg:width="0.453cm" svg:height="0.47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67"> </text:span><text:span text:style-name="T171">побудувати рівний їй </text:span><text:bookmark-start text:name="__DdeLink__1066_1401347031"/><text:span text:style-name="T171">поліном Жегалкіна</text:span><text:bookmark-end text:name="__DdeLink__1066_1401347031"/><text:span text:style-name="T171">.</text:span></text:p>
        </text:list-item>
        <text:list-item>
          <text:p text:style-name="P14"><text:span text:style-name="T55">С</text:span><text:span text:style-name="T56">користавшись методом невизначених коефіцієнтів, подати </text:span><text:span text:style-name="T54">БФ </text:span><text:span text:style-name="T70">f</text:span><text:span text:style-name="T54">(</text:span><text:span text:style-name="T70">x</text:span><text:span text:style-name="T54">, </text:span><text:span text:style-name="T70">y</text:span><text:span text:style-name="T54">, </text:span><text:span text:style-name="T70">z</text:span><text:span text:style-name="T54">) </text:span><text:span text:style-name="T55">= (</text:span><text:span text:style-name="T58">1</text:span><text:span text:style-name="T56">00</text:span><text:span text:style-name="T59">10</text:span><text:span text:style-name="T57">01</text:span><text:span text:style-name="T56">1</text:span><text:span text:style-name="T55">) </text:span><text:span text:style-name="T56">у вигляді </text:span><text:bookmark-start text:name="__DdeLink__1066_14013470311"/><text:span text:style-name="T55">поліном</text:span><text:span text:style-name="T56">у</text:span><text:span text:style-name="T55"> Жегалкіна</text:span><text:bookmark-end text:name="__DdeLink__1066_14013470311"/><text:span text:style-name="T55">.</text:span></text:p>
        </text:list-item>
        <text:list-item>
          <text:p text:style-name="P13"><text:span text:style-name="T203">Довести, що </text:span><text:span text:style-name="T199">х</text:span><text:span text:style-name="T8">і</text:span><text:span text:style-name="T203"> - </text:span><text:span text:style-name="T210">фіктивна</text:span><text:span text:style-name="T203"> змінна БФ </text:span><text:span text:style-name="T199">f</text:span><text:span text:style-name="T203">(</text:span><text:span text:style-name="T199">х</text:span><text:span text:style-name="T8">1</text:span><text:span text:style-name="T203">, </text:span><text:span text:style-name="T199">х</text:span><text:span text:style-name="T8">2</text:span><text:span text:style-name="T203">, ..., </text:span><text:span text:style-name="T199">х</text:span><text:span text:style-name="T8">n</text:span><text:span text:style-name="T203">) тоді і лише тоді, коли </text:span><text:span text:style-name="T199">х</text:span><text:span text:style-name="T8">і</text:span><text:span text:style-name="T203"> явно </text:span><text:span text:style-name="T210">не </text:span><text:span text:style-name="T203">входить у поліном Жегалкіна цієї функції.</text:span><text:span text:style-name="T55"> </text:span></text:p>
        </text:list-item>
        <text:list-item>
          <text:p text:style-name="P15"><text:span text:style-name="T113">Показати, що кількість булевих функцій, що суттєво залежать від n аргументів, визначається рекурентним співвідношенням A</text:span><text:span text:style-name="T22">n</text:span><text:span text:style-name="T113"> </text:span><text:span text:style-name="T123">=</text:span><text:span text:style-name="T113"> </text:span><text:span text:style-name="T113"><draw:frame draw:style-name="fr3" draw:name="1" text:anchor-type="as-char" svg:y="-0.554cm" svg:width="0.49cm" svg:height="0.66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113"><text:s/>- </text:span><text:span text:style-name="T134"><draw:frame draw:style-name="fr2" draw:name="Об'єкт53" text:anchor-type="as-char" svg:y="-0.443cm" svg:width="1.037cm" svg:height="0.63cm" draw:z-index="1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text:span text:style-name="T134"><draw:frame draw:style-name="fr2" draw:name="Об'єкт21" text:anchor-type="as-char" svg:y="-0.443cm" svg:width="0.702cm" svg:height="0.63cm" draw:z-index="1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text:span text:style-name="T79">A</text:span><text:span text:style-name="T23">i</text:span><text:span text:style-name="T113">, де </text:span><text:span text:style-name="T78">A</text:span><text:span text:style-name="T24">i</text:span><text:span text:style-name="T113"> - кількість булевих функцій, що суттєво залежать від </text:span><text:span text:style-name="T78">i</text:span><text:span text:style-name="T113"> аргументів.</text:span></text:p>
        </text:list-item>
        <text:list-item>
          <text:p text:style-name="P14"><text:span text:style-name="T93">Дови</text:span><text:span text:style-name="T94">значити </text:span><text:span text:style-name="T93">БФ</text:span><text:span text:style-name="T94"> </text:span><text:span text:style-name="T72">f <text:s/></text:span><text:span text:style-name="T73">= </text:span><text:span text:style-name="T94">(*001*1**), </text:span><text:span text:style-name="T93">з</text:span><text:span text:style-name="T55">аміни</text:span><text:span text:style-name="T60">вш</text:span><text:span text:style-name="T55">и у кортежі </text:span><text:span text:style-name="T94">(*001*1**)</text:span><text:span text:style-name="T55"> зірочки символами 0 і 1 так, щоб утворився вектор значень деякої лінійної функції </text:span><text:span text:style-name="T72">f</text:span><text:span text:style-name="T94">. </text:span><text:span text:style-name="T93">Записати</text:span><text:span text:style-name="T94"> </text:span><text:span text:style-name="T93">отриману </text:span><text:span text:style-name="T94">функцію </text:span><text:span text:style-name="T72">f </text:span><text:span text:style-name="T96">аналітично</text:span><text:span text:style-name="T94">. </text:span><text:span text:style-name="T96">Відповідь обґрунтувати.</text:span></text:p>
        </text:list-item>
        <text:list-item>
          <text:p text:style-name="P20"><text:span text:style-name="T87">Чи <text:s/>є монотонною БФ </text:span><text:span text:style-name="T69">f</text:span><text:span text:style-name="T88">(</text:span><text:span text:style-name="T69">х</text:span><text:span text:style-name="T10">1</text:span><text:span text:style-name="T88">, </text:span><text:span text:style-name="T69">х</text:span><text:span text:style-name="T10">2</text:span><text:span text:style-name="T88">, </text:span><text:span text:style-name="T69">х</text:span><text:span text:style-name="T14">3</text:span><text:span text:style-name="T88">) = (</text:span><text:span text:style-name="T87">0</text:span><text:span text:style-name="T97">01</text:span><text:span text:style-name="T87">1</text:span><text:span text:style-name="T97">00</text:span><text:span text:style-name="T88">01)? </text:span><text:span text:style-name="T87">Відповідь обґрунтувати.</text:span></text:p>
        </text:list-item>
        <text:list-item>
          <text:p text:style-name="P16"><text:span text:style-name="T98">Довести, що для довільної монотонної БФ </text:span><text:span text:style-name="T74">f</text:span><text:span text:style-name="T98">(</text:span><text:span text:style-name="T74">х</text:span><text:span text:style-name="T15">1</text:span><text:span text:style-name="T98">, </text:span><text:span text:style-name="T74">х</text:span><text:span text:style-name="T15">2</text:span><text:span text:style-name="T98">, ..., </text:span><text:span text:style-name="T74">х</text:span><text:span text:style-name="T15">n</text:span><text:span text:style-name="T98">) справедливий розклад: <text:s text:c="7"/></text:span><text:span text:style-name="T74"><text:s text:c="13"/>f</text:span><text:span text:style-name="T98">(</text:span><text:span text:style-name="T74">х</text:span><text:span text:style-name="T15">1</text:span><text:span text:style-name="T98">, </text:span><text:span text:style-name="T74">х</text:span><text:span text:style-name="T15">2</text:span><text:span text:style-name="T98">, ..., </text:span><text:span text:style-name="T74">х</text:span><text:span text:style-name="T15">n</text:span><text:span text:style-name="T98">) = </text:span><text:span text:style-name="T116">(</text:span><text:span text:style-name="T74">х</text:span><text:span text:style-name="T15">1</text:span><text:span text:style-name="T141">∨</text:span><text:span text:style-name="T74">f</text:span><text:span text:style-name="T98">(</text:span><text:span text:style-name="T116">0</text:span><text:span text:style-name="T98">, </text:span><text:span text:style-name="T74">х</text:span><text:span text:style-name="T15">2</text:span><text:span text:style-name="T98">, ..., </text:span><text:span text:style-name="T74">х</text:span><text:span text:style-name="T15">n</text:span><text:span text:style-name="T98">)</text:span><text:span text:style-name="T116">)</text:span><text:span text:style-name="T139">∧</text:span><text:span text:style-name="T74">f</text:span><text:span text:style-name="T98">(</text:span><text:span text:style-name="T116">1</text:span><text:span text:style-name="T98">, </text:span><text:span text:style-name="T74">х</text:span><text:span text:style-name="T15">2</text:span><text:span text:style-name="T98">, ..., </text:span><text:span text:style-name="T74">х</text:span><text:span text:style-name="T15">n</text:span><text:span text:style-name="T98">).</text:span></text:p>
        </text:list-item>
        <text:list-item>
          <text:p text:style-name="P13"><text:span text:style-name="T98">Довести, що довільна монотонна </text:span><text:span text:style-name="T100">БФ</text:span><text:span text:style-name="T98">, що відмінна від константи, може бути представлена ДНФ без заперечень.</text:span></text:p>
        </text:list-item>
        <text:list-item>
          <text:p text:style-name="P15"><text:span text:style-name="T96">Довести, що жодна проста імпліканта монотонної </text:span><text:span text:style-name="T100">БФ</text:span><text:span text:style-name="T96"> не містить заперечень змінних.</text:span></text:p>
        </text:list-item>
        <text:list-item>
          <text:p text:style-name="P15"><text:span text:style-name="T96">Довести, що скорочена ДНФ, що представляє монотонну </text:span><text:span text:style-name="T100">БФ</text:span><text:span text:style-name="T96">, є мінімальною </text:span><text:span text:style-name="T100">ДНФ</text:span><text:span text:style-name="T96">.</text:span></text:p>
        </text:list-item>
        <text:list-item>
          <text:p text:style-name="P15"><text:span text:style-name="T106">Визначити число тупикових ДНФ та число мінімальних ДНФ </text:span><text:span text:style-name="T119">булевої функції</text:span><text:span text:style-name="T106"> <text:s text:c="21"/></text:span><text:span text:style-name="T75">f</text:span><text:span text:style-name="T106">(</text:span><text:span text:style-name="T75">х</text:span><text:span text:style-name="T17">1</text:span><text:span text:style-name="T106">, </text:span><text:span text:style-name="T75">х</text:span><text:span text:style-name="T17">2</text:span><text:span text:style-name="T106">, ..., </text:span><text:span text:style-name="T75">х</text:span><text:span text:style-name="T17">n</text:span><text:span text:style-name="T106">) = (011111...110).</text:span></text:p>
        </text:list-item>
        <text:list-item>
          <text:p text:style-name="P15"><text:soft-page-break/><text:span text:style-name="T94">Мінімізувати </text:span><text:span text:style-name="T112">БФ</text:span><text:span text:style-name="T94"> </text:span><text:span text:style-name="T72">f</text:span><text:span text:style-name="T112"> за допомогою </text:span><text:span text:style-name="T94">метод</text:span><text:span text:style-name="T121">у</text:span><text:span text:style-name="T112"> Блейка і </text:span><text:span text:style-name="T94">метод</text:span><text:span text:style-name="T120">у </text:span><text:span text:style-name="T115">Петрика</text:span><text:span text:style-name="T112">, </text:span><text:span text:style-name="T113">якщо <text:s text:c="37"/></text:span><text:span text:style-name="T72"><text:s text:c="7"/>f</text:span><text:span text:style-name="T101">(</text:span><text:span text:style-name="T70">x</text:span><text:span text:style-name="T101">, </text:span><text:span text:style-name="T70">y</text:span><text:span text:style-name="T101">, </text:span><text:span text:style-name="T70">z</text:span><text:span text:style-name="T101">) </text:span><text:span text:style-name="T94">= </text:span><text:span text:style-name="T92">¬</text:span><text:span text:style-name="T113">((</text:span><draw:frame draw:style-name="fr2" draw:name="Об'єкт10" text:anchor-type="as-char" svg:y="-0.379cm" svg:width="0.48cm" svg:height="0.471cm" draw:z-index="14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38">∨</text:span><draw:frame draw:style-name="fr2" draw:name="Об'єкт11" text:anchor-type="as-char" svg:y="-0.379cm" svg:width="0.453cm" svg:height="0.471cm" draw:z-index="15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T143">)(</text:span><text:span text:style-name="T83">у</text:span><text:span text:style-name="T138">∨</text:span><draw:frame draw:style-name="fr2" draw:name="Об'єкт12" text:anchor-type="as-char" svg:y="-0.379cm" svg:width="0.453cm" svg:height="0.471cm" draw:z-index="16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43">))</text:span><text:span text:style-name="T138">∨</text:span><draw:frame draw:style-name="fr2" draw:name="Об'єкт15" text:anchor-type="as-char" svg:y="-0.379cm" svg:width="0.48cm" svg:height="0.471cm" draw:z-index="17"><draw:object xlink:href="./Object 15" xlink:type="simple" xlink:show="embed" xlink:actuate="onLoad"/><draw:image xlink:href="./ObjectReplacements/Object 15" xlink:type="simple" xlink:show="embed" xlink:actuate="onLoad"/><svg:desc>формула</svg:desc></draw:frame><draw:frame draw:style-name="fr1" draw:name="Об'єкт27" text:anchor-type="as-char" svg:width="0.51cm" svg:height="0.467cm" draw:z-index="18"><draw:object xlink:href="./Object 16" xlink:type="simple" xlink:show="embed" xlink:actuate="onLoad"/><draw:image xlink:href="./ObjectReplacements/Object 16" xlink:type="simple" xlink:show="embed" xlink:actuate="onLoad"/><svg:desc>формула</svg:desc></draw:frame><text:span text:style-name="T141">∨</text:span><text:span text:style-name="T84">x</text:span><text:span text:style-name="T114">(</text:span><text:span text:style-name="T77">у</text:span><text:span text:style-name="T141">∨</text:span><draw:frame draw:style-name="fr1" draw:name="Об'єкт9" text:anchor-type="as-char" svg:width="0.51cm" svg:height="0.467cm" draw:z-index="19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142">z</text:span><text:span text:style-name="T143">).</text:span><text:span text:style-name="T78"> </text:span></text:p>
        </text:list-item>
        <text:list-item>
          <text:p text:style-name="P21"><text:span text:style-name="T87">Знайти двоїсту БФ для </text:span><text:span text:style-name="T101">БФ </text:span><text:span text:style-name="T70">f</text:span><text:span text:style-name="T101">(</text:span><text:span text:style-name="T70">x</text:span><text:span text:style-name="T101">, </text:span><text:span text:style-name="T70">y</text:span><text:span text:style-name="T101">, </text:span><text:span text:style-name="T70">z</text:span><text:span text:style-name="T101">) </text:span><text:span text:style-name="T94">= (</text:span><text:span text:style-name="T117">1</text:span><text:span text:style-name="T103">0</text:span><text:span text:style-name="T87">0</text:span><text:span text:style-name="T95">0</text:span><text:span text:style-name="T102">1</text:span><text:span text:style-name="T99">1</text:span><text:span text:style-name="T102">0</text:span><text:span text:style-name="T103">1</text:span><text:span text:style-name="T94">). </text:span><text:span text:style-name="T96">Відповідь обґрунтувати.</text:span></text:p>
        </text:list-item>
        <text:list-item>
          <text:p text:style-name="P13"><text:span text:style-name="T96">Ч</text:span><text:span text:style-name="T104">и є БФ </text:span><text:span text:style-name="T70">f</text:span><text:span text:style-name="T101">(</text:span><text:span text:style-name="T70">x</text:span><text:span text:style-name="T101">, </text:span><text:span text:style-name="T70">y</text:span><text:span text:style-name="T101">, </text:span><text:span text:style-name="T70">z</text:span><text:span text:style-name="T101">) </text:span><text:span text:style-name="T94">= (</text:span><text:span text:style-name="T117">1</text:span><text:span text:style-name="T103">0</text:span><text:span text:style-name="T98">0</text:span><text:span text:style-name="T95">0</text:span><text:span text:style-name="T102">1</text:span><text:span text:style-name="T99">1</text:span><text:span text:style-name="T102">0</text:span><text:span text:style-name="T103">1</text:span><text:span text:style-name="T94">) </text:span><text:span text:style-name="T104">(див. попередню задачу) самодвоїстою?</text:span><text:span text:style-name="T94"> </text:span><text:span text:style-name="T96">Відповідь обґрунтувати.</text:span></text:p>
        </text:list-item>
        <text:list-item>
          <text:p text:style-name="P14"><text:span text:style-name="T96">З</text:span><text:span text:style-name="T104">найти </text:span><text:span text:style-name="T105">(</text:span><text:span text:style-name="T104">аналітично</text:span><text:span text:style-name="T105">)</text:span><text:span text:style-name="T104"> двоїсту БФ до БФ </text:span><text:span text:style-name="T70">f</text:span><text:span text:style-name="T101">(</text:span><text:span text:style-name="T70">x</text:span><text:span text:style-name="T101">, </text:span><text:span text:style-name="T70">y</text:span><text:span text:style-name="T101">) </text:span><text:span text:style-name="T94">= <text:s/></text:span><text:bookmark-start text:name="__DdeLink__182_388296396111"/><text:span text:style-name="T75">x</text:span><text:bookmark-end text:name="__DdeLink__182_388296396111"/><text:span text:style-name="T75"> </text:span><text:span text:style-name="T133">→ </text:span><text:span text:style-name="T75">y</text:span><text:span text:style-name="T106">.</text:span></text:p>
        </text:list-item>
        <text:list-item>
          <text:p text:style-name="P14"><text:span text:style-name="T203">Визначити </text:span><text:span text:style-name="T211">кількість</text:span><text:span text:style-name="T203"> </text:span><text:span text:style-name="T212">БФ</text:span><text:span text:style-name="T203"> від </text:span><text:span text:style-name="T53">n</text:span><text:span text:style-name="T203"> змінних, </text:span><text:span text:style-name="T212">що</text:span><text:span text:style-name="T203"> належать множині </text:span><text:span text:style-name="T202">М</text:span><text:span text:style-name="T223">∪</text:span><text:bookmark-start text:name="__DdeLink__608_141887944211"/><text:span text:style-name="T201">S</text:span><text:bookmark-end text:name="__DdeLink__608_141887944211"/><text:bookmark text:name="__DdeLink__608_1418879441"/><text:span text:style-name="T80">.</text:span><text:span text:style-name="T214"> </text:span><text:span text:style-name="T96">Відповідь обґрунтувати.</text:span></text:p>
        </text:list-item>
        <text:list-item>
          <text:p text:style-name="P11"><text:span text:style-name="T175">Визначити </text:span><text:span text:style-name="T176">кількість</text:span><text:span text:style-name="T175"> </text:span><text:span text:style-name="T177">БФ</text:span><text:span text:style-name="T175"> від n змінних, </text:span><text:span text:style-name="T177">що</text:span><text:span text:style-name="T175"> належать множині</text:span><text:span text:style-name="T188"> </text:span><text:span text:style-name="T180">(</text:span><text:span text:style-name="T188">Т</text:span><text:span text:style-name="T27">0</text:span><text:span text:style-name="T183">\</text:span><text:span text:style-name="T188">Т</text:span><text:span text:style-name="T28">1</text:span><text:span text:style-name="T180">)</text:span><text:span text:style-name="T162">∩</text:span><text:span text:style-name="T192">L</text:span><text:span text:style-name="T175">. </text:span><text:span text:style-name="T178">Відповідь обґрунтувати.</text:span></text:p>
        </text:list-item>
        <text:list-item>
          <text:p text:style-name="P12"><text:span text:style-name="T178">Довести, якщо </text:span><text:span text:style-name="T1">f</text:span> не є константою, а <text:span text:style-name="T1">f</text:span><text:span text:style-name="T194">∨</text:span><text:span text:style-name="T1">f</text:span><text:span text:style-name="T40">*</text:span> - константа, то <text:s/><text:span text:style-name="T189">f</text:span><text:span text:style-name="T184">∉</text:span><text:span text:style-name="T190">М</text:span><text:span text:style-name="T184">∪</text:span><text:bookmark-start text:name="__DdeLink__608_1418879442121"/><text:span text:style-name="T191">S</text:span><text:bookmark-end text:name="__DdeLink__608_1418879442121"/><text:span text:style-name="T191">.</text:span></text:p>
        </text:list-item>
        <text:list-item>
          <text:p text:style-name="P22"><text:span text:style-name="T53">Чи справедливим є твердження: якщо булева функція істотно залежить більш ніж від однієї змінної і є лінійною, то вона не є монотонною? </text:span><text:span text:style-name="T61">Відповідь обґрунтувати.</text:span></text:p>
        </text:list-item>
        <text:list-item>
          <text:p text:style-name="P23"><text:span text:style-name="T53">Користуючись методом зведення до функ</text:span><text:span text:style-name="T62">ці</text:span><text:span text:style-name="T53">онально повно</text:span><text:span text:style-name="T62">ї</text:span><text:span text:style-name="T53"> системи </text:span><text:span text:style-name="T144">Σ</text:span><text:span text:style-name="T25">0</text:span><text:span text:style-name="T62"> = {</text:span><text:span text:style-name="T144">∨,∧, ¯</text:span><text:span text:style-name="T62">}</text:span><text:span text:style-name="T53">, </text:span><text:span text:style-name="T144">Σ</text:span><text:span text:style-name="T25">1</text:span><text:span text:style-name="T62"> = {</text:span><text:span text:style-name="T144">∨, ¯</text:span><text:span text:style-name="T62">}</text:span><text:span text:style-name="T53">, або </text:span><text:span text:style-name="T144">Σ</text:span><text:span text:style-name="T25">2</text:span><text:span text:style-name="T62"> = {</text:span><text:span text:style-name="T144">∧, ¯</text:span><text:span text:style-name="T62">}</text:span><text:span text:style-name="T53">, довести функ</text:span><text:span text:style-name="T63">ціо</text:span><text:span text:style-name="T53">нальну повноту системи </text:span><text:span text:style-name="T144">Σ</text:span><text:span text:style-name="T53"> </text:span><text:span text:style-name="T62">= {</text:span><text:span text:style-name="T70">х</text:span><text:span text:style-name="T86">⊕</text:span><text:span text:style-name="T70">у</text:span><text:span text:style-name="T54">, </text:span><text:span text:style-name="T75">x</text:span><text:span text:style-name="T144">∨</text:span><text:span text:style-name="T75">y</text:span><text:span text:style-name="T66">, </text:span><text:span text:style-name="T67">1</text:span><text:span text:style-name="T62">}</text:span><text:span text:style-name="T53">. </text:span></text:p>
        </text:list-item>
        <text:list-item>
          <text:p text:style-name="P23"><text:span text:style-name="T63">Чи є </text:span><text:span text:style-name="T53">функ</text:span><text:span text:style-name="T62">ці</text:span><text:span text:style-name="T53">онально повно</text:span><text:span text:style-name="T63">ю</text:span><text:span text:style-name="T53"> систем</text:span><text:span text:style-name="T63">а БФ</text:span><text:span text:style-name="T53"> </text:span><text:span text:style-name="T144">Σ </text:span><text:span text:style-name="T147">= </text:span><text:span text:style-name="T62">{</text:span><text:span text:style-name="T144">∨,∧, </text:span><text:span text:style-name="T145">→, </text:span><text:span text:style-name="T146">1</text:span><text:span text:style-name="T62">}? </text:span><text:span text:style-name="T61">Відповідь обґрунтувати. </text:span></text:p>
        </text:list-item>
        <text:list-item>
          <text:p text:style-name="P24"><text:span text:style-name="T53">Чи є базисом в Р</text:span><text:span text:style-name="T8">2</text:span><text:span text:style-name="T53"> </text:span><text:span text:style-name="T65">систем</text:span><text:span text:style-name="T53">а</text:span><text:span text:style-name="T65"> </text:span><text:span text:style-name="T53">БФ </text:span><text:span text:style-name="T144">Σ</text:span><text:span text:style-name="T62"> = {</text:span><text:span text:style-name="T144">∨,∧, <text:s/>¯</text:span><text:span text:style-name="T62">}</text:span><text:span text:style-name="T64">?</text:span><text:span text:style-name="T62"> </text:span><text:span text:style-name="T61">Відповідь обґрунтувати. </text:span></text:p>
        </text:list-item>
        <text:list-item>
          <text:p text:style-name="P17"><text:span text:style-name="T107">Чи є </text:span><text:span text:style-name="T108">функ</text:span><text:span text:style-name="T109">ці</text:span><text:span text:style-name="T108">онально повно</text:span><text:span text:style-name="T107">ю</text:span><text:span text:style-name="T108"> систем</text:span><text:span text:style-name="T107">а БФ</text:span><text:span text:style-name="T108"> </text:span><text:span text:style-name="T131">Σ </text:span><text:span text:style-name="T132">= </text:span><text:span text:style-name="T109">{</text:span><text:span text:style-name="T110">(0</text:span><text:span text:style-name="T111">111</text:span><text:span text:style-name="T110">)</text:span><text:span text:style-name="T131">, </text:span><text:span text:style-name="T110">(</text:span><text:span text:style-name="T122">0</text:span><text:span text:style-name="T111">1</text:span><text:span text:style-name="T118">011010</text:span><text:span text:style-name="T110">)</text:span><text:span text:style-name="T131">, </text:span><text:span text:style-name="T136">(0</text:span><text:span text:style-name="T140">1</text:span><text:span text:style-name="T136">11</text:span><text:span text:style-name="T140">1</text:span><text:span text:style-name="T136">111)</text:span><text:span text:style-name="T109">}? </text:span><text:span text:style-name="T96">Відповідь обґрунтувати.</text:span></text:p>
        </text:list-item>
        <text:list-item>
          <text:p text:style-name="P13"><text:span text:style-name="T61">Д</text:span><text:span text:style-name="T53">овести, що коли </text:span><text:span text:style-name="T54"><text:s/></text:span><text:span text:style-name="T70">f</text:span><text:span text:style-name="T85">∉</text:span><text:span text:style-name="T75">Т</text:span><text:span text:style-name="T9">0</text:span><text:span text:style-name="T85">∪</text:span><text:span text:style-name="T75">Т</text:span><text:span text:style-name="T9">1</text:span><text:span text:style-name="T85">∪</text:span><text:bookmark-start text:name="__DdeLink__608_141887944212"/><text:span text:style-name="T68">S</text:span><text:bookmark-end text:name="__DdeLink__608_141887944212"/><text:span text:style-name="T53">, то {</text:span><text:span text:style-name="T54"> </text:span><text:span text:style-name="T70">f</text:span><text:span text:style-name="T53">} − функціонально повна система.</text:span></text:p>
        </text:list-item>
        <text:list-item>
          <text:p text:style-name="P13"><text:span text:style-name="T108">Чи існує базис в P</text:span><text:span text:style-name="T16">2</text:span><text:span text:style-name="T108">, що складається з таких чотирьох функцій </text:span><text:span text:style-name="T76">f</text:span><text:span text:style-name="T16">1</text:span><text:span text:style-name="T108">, </text:span><text:span text:style-name="T76">f</text:span><text:span text:style-name="T16">2</text:span><text:span text:style-name="T108">, </text:span><text:span text:style-name="T76">f</text:span><text:span text:style-name="T16">3</text:span><text:span text:style-name="T108">, </text:span><text:span text:style-name="T76">f</text:span><text:span text:style-name="T16">4</text:span><text:span text:style-name="T108">, що </text:span><text:span text:style-name="T70">f</text:span><text:span text:style-name="T16">1</text:span><text:span text:style-name="T137">∉</text:span><text:span text:style-name="T75">Т</text:span><text:span text:style-name="T17">0</text:span><text:span text:style-name="T108">, </text:span><text:span text:style-name="T70">f</text:span><text:span text:style-name="T18">2</text:span><text:span text:style-name="T137">∉</text:span><text:span text:style-name="T75">Т</text:span><text:span text:style-name="T18">1</text:span><text:span text:style-name="T108">, </text:span><text:span text:style-name="T70">f</text:span><text:span text:style-name="T18">3</text:span><text:span text:style-name="T137">∉</text:span><text:span text:style-name="T76">L</text:span><text:span text:style-name="T108">, </text:span><text:span text:style-name="T70">f</text:span><text:span text:style-name="T18">4</text:span><text:span text:style-name="T137">∉</text:span><text:span text:style-name="T108">S? </text:span><text:span text:style-name="T96">Відповідь обґрунтувати.</text:span></text:p>
        </text:list-item>
        <text:list-item>
          <text:p text:style-name="P10"><text:span text:style-name="T196">Визначити число тупикових днф та число мінімальних днф функції </text:span><text:span text:style-name="T195">х</text:span><text:span text:style-name="T30">1</text:span><text:span text:style-name="T185">⊕</text:span><text:span text:style-name="T186">х</text:span><text:span text:style-name="T29">2</text:span><text:span text:style-name="T185">⊕ ... ⊕ </text:span><text:span text:style-name="T186">х</text:span><text:span text:style-name="T29">n</text:span><text:span text:style-name="T186">.</text:span></text:p>
        </text:list-item>
        <text:list-item>
          <text:p text:style-name="P18"><text:span text:style-name="T101">За</text:span><text:span text:style-name="T88"> </text:span><text:span text:style-name="T124">вектор</text:span><text:span text:style-name="T125">а</text:span><text:span text:style-name="T124">м</text:span><text:span text:style-name="T125">и</text:span><text:span text:style-name="T124"> значень </text:span><text:span text:style-name="T88">БФ </text:span><text:span text:style-name="T69">f</text:span><text:span text:style-name="T88">(</text:span><text:span text:style-name="T69">х</text:span><text:span text:style-name="T10">1</text:span><text:span text:style-name="T88">, </text:span><text:span text:style-name="T69">х</text:span><text:span text:style-name="T10">2</text:span><text:span text:style-name="T88">) = (1011) та БФ </text:span><text:span text:style-name="T69">g</text:span><text:span text:style-name="T88">(</text:span><text:span text:style-name="T69">х</text:span><text:span text:style-name="T10">3</text:span><text:span text:style-name="T88">, </text:span><text:span text:style-name="T69">х</text:span><text:span text:style-name="T10">4</text:span><text:span text:style-name="T88">) = (</text:span><text:span text:style-name="T126">011</text:span><text:span text:style-name="T88">1) </text:span><text:span text:style-name="T101">побудувати таблицю істинності БФ </text:span><text:span text:style-name="T70">h</text:span><text:span text:style-name="T101">(</text:span><text:span text:style-name="T69">х</text:span><text:span text:style-name="T10">1</text:span><text:span text:style-name="T88">, </text:span><text:span text:style-name="T69">х</text:span><text:span text:style-name="T10">2</text:span><text:span text:style-name="T88">, </text:span><text:span text:style-name="T69">х</text:span><text:span text:style-name="T10">3</text:span><text:span text:style-name="T101">) = </text:span><text:span text:style-name="T69">g</text:span><text:span text:style-name="T88">(</text:span><text:span text:style-name="T69">х</text:span><text:span text:style-name="T19">3</text:span><text:span text:style-name="T88">, </text:span><text:span text:style-name="T69">f</text:span><text:span text:style-name="T88">(</text:span><text:span text:style-name="T10"> </text:span><text:span text:style-name="T69">х</text:span><text:span text:style-name="T20">2</text:span><text:span text:style-name="T88">, </text:span><text:span text:style-name="T69">g</text:span><text:span text:style-name="T88">(</text:span><text:span text:style-name="T69">х</text:span><text:span text:style-name="T10">3</text:span><text:span text:style-name="T88">, </text:span><text:span text:style-name="T69">х</text:span><text:span text:style-name="T20">1</text:span><text:span text:style-name="T88">))</text:span><text:span text:style-name="T101">). <text:s/></text:span></text:p>
        </text:list-item>
        <text:list-item>
          <text:p text:style-name="P10"><text:span text:style-name="T179">Довести</text:span><text:span text:style-name="T178">, що не існує самодвоїстої </text:span><text:span text:style-name="T179">БФ</text:span><text:span text:style-name="T178">, </text:span><text:span text:style-name="T179">істотно</text:span><text:span text:style-name="T178"> залежної від двох </text:span><text:span text:style-name="T101">змінних. </text:span></text:p>
          <text:p text:style-name="P26"/>
          <text:p text:style-name="P27"/>
        </text:list-item>
      </text:list>
      <text:p text:style-name="P4"/>
      <text:p text:style-name="P1"/>
      <text:p text:style-name="P1"/>
      <text:p text:style-name="P1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SC Regular" svg:font-family="'Noto Sans CJK SC Regular'" style:font-pitch="variable"/>
    <style:font-face style:name="Noto Serif CJK SC" svg:font-family="'Noto Serif CJK SC'" style:font-family-generic="system" style:font-pitch="variable"/>
    <style:font-face style:name="Symbol" svg:font-family="Symbol" style:font-pitch="variable"/>
    <style:font-face style:name="Symbol1" svg:font-family="Symbol" style:font-family-generic="roman" style:font-pitch="variable"/>
    <style:font-face style:name="Symbola" svg:font-family="Symbola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9T09:10:24.574962454</meta:creation-date>
    <dc:date>2024-03-01T16:14:44.990000000</dc:date>
    <meta:editing-duration>PT1H46M12S</meta:editing-duration>
    <meta:editing-cycles>11</meta:editing-cycles>
    <meta:generator>LibreOffice/7.2.2.2$Windows_X86_64 LibreOffice_project/02b2acce88a210515b4a5bb2e46cbfb63fe97d56</meta:generator>
    <meta:document-statistic meta:table-count="0" meta:image-count="0" meta:object-count="20" meta:page-count="2" meta:paragraph-count="42" meta:word-count="735" meta:character-count="4399" meta:non-whitespace-character-count="3623"/>
  </office:meta>
</office:document-meta>
</file>

<file path=Object 1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0/content.xml><?xml version="1.0" encoding="utf-8"?>
<math xmlns="http://www.w3.org/1998/Math/MathML" display="block">
  <semantics>
    <msup>
      <mn>2</mn>
      <msup>
        <mn>2</mn>
        <mi>n</mi>
      </msup>
    </msup>
    <annotation encoding="StarMath 5.0">{2} ^ {{2} ^ {n}}</annotation>
  </semantics>
</math>
</file>

<file path=Object 11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2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3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4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

<file path=Object 1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16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7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19/content.xml><?xml version="1.0" encoding="utf-8"?>
<math xmlns="http://www.w3.org/1998/Math/MathML" display="block">
  <semantics>
    <mrow>
      <mstyle mathsize="12pt">
        <msubsup>
          <mi mathvariant="normal">Σ</mi>
          <mstyle mathsize="8pt">
            <mrow>
              <mi>i</mi>
              <mo stretchy="false">=</mo>
              <mn>0</mn>
            </mrow>
          </mstyle>
          <mstyle mathsize="8pt">
            <mrow>
              <mi>n</mi>
              <mo stretchy="false">−</mo>
              <mn>1</mn>
            </mrow>
          </mstyle>
        </msubsup>
      </mstyle>
      <mrow/>
    </mrow>
    <annotation encoding="StarMath 5.0"> size 12{ { %SIGMA }  rSub { size 8{i=0} }  rSup { size 8{n-1} } } {}</annotation>
  </semantics>
</math>
</file>

<file path=Object 2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20/content.xml><?xml version="1.0" encoding="utf-8"?>
<math xmlns="http://www.w3.org/1998/Math/MathML" display="block">
  <semantics>
    <mrow>
      <mstyle mathsize="12pt">
        <msubsup>
          <mi>C</mi>
          <mstyle mathsize="8pt">
            <mi>n</mi>
          </mstyle>
          <mstyle mathsize="8pt">
            <mi>i</mi>
          </mstyle>
        </msubsup>
      </mstyle>
      <mrow/>
    </mrow>
    <annotation encoding="StarMath 5.0"> size 12{ {C}  rSub { size 8{n} }  rSup { size 8{i} } } {}</annotation>
  </semantics>
</math>
</file>

<file path=Object 2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3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4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5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6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7/content.xml><?xml version="1.0" encoding="utf-8"?>
<math xmlns="http://www.w3.org/1998/Math/MathML" display="block">
  <semantics>
    <mrow>
      <mstyle mathsize="12pt">
        <mover accent="true">
          <mi>x</mi>
          <mo>¯</mo>
        </mover>
      </mstyle>
      <mrow/>
    </mrow>
    <annotation encoding="StarMath 5.0"> size 12{ {overline  {x}} } {}</annotation>
  </semantics>
</math>
</file>

<file path=Object 8/content.xml><?xml version="1.0" encoding="utf-8"?>
<math xmlns="http://www.w3.org/1998/Math/MathML" display="block">
  <semantics>
    <mrow>
      <mstyle mathsize="12pt">
        <mover accent="true">
          <mi>y</mi>
          <mo>¯</mo>
        </mover>
      </mstyle>
      <mrow/>
    </mrow>
    <annotation encoding="StarMath 5.0"> size 12{ {overline  {y}} } {}</annotation>
  </semantics>
</math>
</file>

<file path=Object 9/content.xml><?xml version="1.0" encoding="utf-8"?>
<math xmlns="http://www.w3.org/1998/Math/MathML" display="block">
  <semantics>
    <mrow>
      <mstyle mathsize="12pt">
        <mover accent="true">
          <mi>z</mi>
          <mo>¯</mo>
        </mover>
      </mstyle>
      <mrow/>
    </mrow>
    <annotation encoding="StarMath 5.0"> size 12{ {overline  {z}} } {}</annotation>
  </semantics>
</math>
</file>